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2pt" svg:height="255.26pt" svg:x="95.95pt" svg:y="1152.77pt">
            <loext:p draw:notify-on-update-of-ranges="Sheet1.A81:Sheet1.A87 Sheet1.B81:Sheet1.B87 Sheet1.C81:Sheet1.C87 Sheet1.D81:Sheet1.D87 Sheet1.E81:Sheet1.E87 Sheet1.F81:Sheet1.F87 Sheet1.G81:Sheet1.G87 Sheet1.H81:Sheet1.H87 Sheet1.I81:Sheet1.I87 Sheet1.J81:Sheet1.J87 Sheet1.K81:Sheet1.K87 Sheet1.L81:Sheet1.L87 Sheet1.M81:Sheet1.M87 Sheet1.N81:Sheet1.N87 Sheet1.O81:Sheet1.O87 Sheet1.P81:Sheet1.P87 Sheet1.Q81:Sheet1.Q87 Sheet1.R81:Sheet1.R87 Sheet1.S81:Sheet1.S87 Sheet1.T81:Sheet1.T8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485" calcext:value-type="float">
            <text:p>48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680" calcext:value-type="float">
            <text:p>680</text:p>
          </table:table-cell>
          <table:table-cell office:value-type="float" office:value="705" calcext:value-type="float">
            <text:p>705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810" calcext:value-type="float">
            <text:p>810</text:p>
          </table:table-cell>
          <table:table-cell office:value-type="float" office:value="860" calcext:value-type="float">
            <text:p>860</text:p>
          </table:table-cell>
          <table:table-cell office:value-type="float" office:value="900" calcext:value-type="float">
            <text:p>90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/>
          <table:table-cell table:number-columns-repeated="18"/>
        </table:table-row>
        <table:table-row table:style-name="ro1">
          <table:table-cell office:value-type="string" calcext:value-type="string">
            <text:p>Bright light</text:p>
          </table:table-cell>
          <table:table-cell office:value-type="float" office:value="61.2787" calcext:value-type="float">
            <text:p>61.2787</text:p>
          </table:table-cell>
          <table:table-cell office:value-type="float" office:value="456.7479" calcext:value-type="float">
            <text:p>456.7479</text:p>
          </table:table-cell>
          <table:table-cell office:value-type="float" office:value="413.658" calcext:value-type="float">
            <text:p>413.658</text:p>
          </table:table-cell>
          <table:table-cell office:value-type="float" office:value="163.5174" calcext:value-type="float">
            <text:p>163.5174</text:p>
          </table:table-cell>
          <table:table-cell office:value-type="float" office:value="402.5771" calcext:value-type="float">
            <text:p>402.5771</text:p>
          </table:table-cell>
          <table:table-cell office:value-type="float" office:value="696.5967" calcext:value-type="float">
            <text:p>696.5967</text:p>
          </table:table-cell>
          <table:table-cell office:value-type="float" office:value="389.0109" calcext:value-type="float">
            <text:p>389.0109</text:p>
          </table:table-cell>
          <table:table-cell office:value-type="float" office:value="573.9871" calcext:value-type="float">
            <text:p>573.9871</text:p>
          </table:table-cell>
          <table:table-cell office:value-type="float" office:value="1260.7161" calcext:value-type="float">
            <text:p>1260.7161</text:p>
          </table:table-cell>
          <table:table-cell office:value-type="float" office:value="148.491" calcext:value-type="float">
            <text:p>148.491</text:p>
          </table:table-cell>
          <table:table-cell office:value-type="float" office:value="70.1536" calcext:value-type="float">
            <text:p>70.1536</text:p>
          </table:table-cell>
          <table:table-cell office:value-type="float" office:value="24.2396" calcext:value-type="float">
            <text:p>24.2396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7.4601" calcext:value-type="float">
            <text:p>47.4601</text:p>
          </table:table-cell>
          <table:table-cell office:value-type="float" office:value="142.4449" calcext:value-type="float">
            <text:p>142.4449</text:p>
          </table:table-cell>
          <table:table-cell office:value-type="float" office:value="41.2051" calcext:value-type="float">
            <text:p>41.2051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0.3502" calcext:value-type="float">
            <text:p>60.3502</text:p>
          </table:table-cell>
          <table:table-cell office:value-type="float" office:value="455.774" calcext:value-type="float">
            <text:p>455.774</text:p>
          </table:table-cell>
          <table:table-cell office:value-type="float" office:value="412.7778" calcext:value-type="float">
            <text:p>412.7778</text:p>
          </table:table-cell>
          <table:table-cell office:value-type="float" office:value="162.5499" calcext:value-type="float">
            <text:p>162.5499</text:p>
          </table:table-cell>
          <table:table-cell office:value-type="float" office:value="401.7862" calcext:value-type="float">
            <text:p>401.7862</text:p>
          </table:table-cell>
          <table:table-cell office:value-type="float" office:value="695.1736" calcext:value-type="float">
            <text:p>695.1736</text:p>
          </table:table-cell>
          <table:table-cell office:value-type="float" office:value="388.499" calcext:value-type="float">
            <text:p>388.499</text:p>
          </table:table-cell>
          <table:table-cell office:value-type="float" office:value="573.0635" calcext:value-type="float">
            <text:p>573.0635</text:p>
          </table:table-cell>
          <table:table-cell office:value-type="float" office:value="1259.5062" calcext:value-type="float">
            <text:p>1259.5062</text:p>
          </table:table-cell>
          <table:table-cell office:value-type="float" office:value="148.1112" calcext:value-type="float">
            <text:p>148.1112</text:p>
          </table:table-cell>
          <table:table-cell office:value-type="float" office:value="70.1536" calcext:value-type="float">
            <text:p>70.1536</text:p>
          </table:table-cell>
          <table:table-cell office:value-type="float" office:value="24.2396" calcext:value-type="float">
            <text:p>24.2396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7.4601" calcext:value-type="float">
            <text:p>47.4601</text:p>
          </table:table-cell>
          <table:table-cell office:value-type="float" office:value="141.549" calcext:value-type="float">
            <text:p>141.549</text:p>
          </table:table-cell>
          <table:table-cell office:value-type="float" office:value="41.2051" calcext:value-type="float">
            <text:p>41.2051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9.4217" calcext:value-type="float">
            <text:p>59.4217</text:p>
          </table:table-cell>
          <table:table-cell office:value-type="float" office:value="453.8263" calcext:value-type="float">
            <text:p>453.8263</text:p>
          </table:table-cell>
          <table:table-cell office:value-type="float" office:value="411.0176" calcext:value-type="float">
            <text:p>411.0176</text:p>
          </table:table-cell>
          <table:table-cell office:value-type="float" office:value="159.6472" calcext:value-type="float">
            <text:p>159.6472</text:p>
          </table:table-cell>
          <table:table-cell office:value-type="float" office:value="400.2043" calcext:value-type="float">
            <text:p>400.2043</text:p>
          </table:table-cell>
          <table:table-cell office:value-type="float" office:value="693.039" calcext:value-type="float">
            <text:p>693.039</text:p>
          </table:table-cell>
          <table:table-cell office:value-type="float" office:value="387.4753" calcext:value-type="float">
            <text:p>387.4753</text:p>
          </table:table-cell>
          <table:table-cell office:value-type="float" office:value="569.8311" calcext:value-type="float">
            <text:p>569.8311</text:p>
          </table:table-cell>
          <table:table-cell office:value-type="float" office:value="1257.0864" calcext:value-type="float">
            <text:p>1257.0864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1.549" calcext:value-type="float">
            <text:p>141.549</text:p>
          </table:table-cell>
          <table:table-cell office:value-type="float" office:value="41.2051" calcext:value-type="float">
            <text:p>41.2051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8.4933" calcext:value-type="float">
            <text:p>58.4933</text:p>
          </table:table-cell>
          <table:table-cell office:value-type="float" office:value="451.8785" calcext:value-type="float">
            <text:p>451.8785</text:p>
          </table:table-cell>
          <table:table-cell office:value-type="float" office:value="409.2574" calcext:value-type="float">
            <text:p>409.2574</text:p>
          </table:table-cell>
          <table:table-cell office:value-type="float" office:value="157.7121" calcext:value-type="float">
            <text:p>157.7121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90.1929" calcext:value-type="float">
            <text:p>690.1929</text:p>
          </table:table-cell>
          <table:table-cell office:value-type="float" office:value="385.9398" calcext:value-type="float">
            <text:p>385.9398</text:p>
          </table:table-cell>
          <table:table-cell office:value-type="float" office:value="566.5986" calcext:value-type="float">
            <text:p>566.5986</text:p>
          </table:table-cell>
          <table:table-cell office:value-type="float" office:value="1255.8765" calcext:value-type="float">
            <text:p>1255.8765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8.2453" calcext:value-type="float">
            <text:p>58.2453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7.5648" calcext:value-type="float">
            <text:p>57.5648</text:p>
          </table:table-cell>
          <table:table-cell office:value-type="float" office:value="451.8785" calcext:value-type="float">
            <text:p>451.8785</text:p>
          </table:table-cell>
          <table:table-cell office:value-type="float" office:value="408.3772" calcext:value-type="float">
            <text:p>408.3772</text:p>
          </table:table-cell>
          <table:table-cell office:value-type="float" office:value="156.7445" calcext:value-type="float">
            <text:p>156.7445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90.1929" calcext:value-type="float">
            <text:p>690.1929</text:p>
          </table:table-cell>
          <table:table-cell office:value-type="float" office:value="385.9398" calcext:value-type="float">
            <text:p>385.9398</text:p>
          </table:table-cell>
          <table:table-cell office:value-type="float" office:value="566.1368" calcext:value-type="float">
            <text:p>566.1368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8.2453" calcext:value-type="float">
            <text:p>58.2453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7.5648" calcext:value-type="float">
            <text:p>57.5648</text:p>
          </table:table-cell>
          <table:table-cell office:value-type="float" office:value="450.9047" calcext:value-type="float">
            <text:p>450.9047</text:p>
          </table:table-cell>
          <table:table-cell office:value-type="float" office:value="408.3772" calcext:value-type="float">
            <text:p>408.3772</text:p>
          </table:table-cell>
          <table:table-cell office:value-type="float" office:value="156.7445" calcext:value-type="float">
            <text:p>156.7445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89.4813" calcext:value-type="float">
            <text:p>689.4813</text:p>
          </table:table-cell>
          <table:table-cell office:value-type="float" office:value="385.4279" calcext:value-type="float">
            <text:p>385.4279</text:p>
          </table:table-cell>
          <table:table-cell office:value-type="float" office:value="565.2133" calcext:value-type="float">
            <text:p>565.2133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1.549" calcext:value-type="float">
            <text:p>141.549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7.5648" calcext:value-type="float">
            <text:p>57.5648</text:p>
          </table:table-cell>
          <table:table-cell office:value-type="float" office:value="450.9047" calcext:value-type="float">
            <text:p>450.9047</text:p>
          </table:table-cell>
          <table:table-cell office:value-type="float" office:value="408.3772" calcext:value-type="float">
            <text:p>408.3772</text:p>
          </table:table-cell>
          <table:table-cell office:value-type="float" office:value="157.7121" calcext:value-type="float">
            <text:p>157.7121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90.1929" calcext:value-type="float">
            <text:p>690.1929</text:p>
          </table:table-cell>
          <table:table-cell office:value-type="float" office:value="385.4279" calcext:value-type="float">
            <text:p>385.4279</text:p>
          </table:table-cell>
          <table:table-cell office:value-type="float" office:value="564.7515" calcext:value-type="float">
            <text:p>564.7515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7.5648" calcext:value-type="float">
            <text:p>57.5648</text:p>
          </table:table-cell>
          <table:table-cell office:value-type="float" office:value="449.9308" calcext:value-type="float">
            <text:p>449.9308</text:p>
          </table:table-cell>
          <table:table-cell office:value-type="float" office:value="407.4971" calcext:value-type="float">
            <text:p>407.4971</text:p>
          </table:table-cell>
          <table:table-cell office:value-type="float" office:value="156.7445" calcext:value-type="float">
            <text:p>156.7445</text:p>
          </table:table-cell>
          <table:table-cell office:value-type="float" office:value="397.8316" calcext:value-type="float">
            <text:p>397.8316</text:p>
          </table:table-cell>
          <table:table-cell office:value-type="float" office:value="688.7698" calcext:value-type="float">
            <text:p>688.7698</text:p>
          </table:table-cell>
          <table:table-cell office:value-type="float" office:value="384.916" calcext:value-type="float">
            <text:p>384.916</text:p>
          </table:table-cell>
          <table:table-cell office:value-type="float" office:value="564.2897" calcext:value-type="float">
            <text:p>564.2897</text:p>
          </table:table-cell>
          <table:table-cell office:value-type="float" office:value="1255.8765" calcext:value-type="float">
            <text:p>1255.8765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1.549" calcext:value-type="float">
            <text:p>141.549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6.6363" calcext:value-type="float">
            <text:p>56.6363</text:p>
          </table:table-cell>
          <table:table-cell office:value-type="float" office:value="449.9308" calcext:value-type="float">
            <text:p>449.9308</text:p>
          </table:table-cell>
          <table:table-cell office:value-type="float" office:value="407.4971" calcext:value-type="float">
            <text:p>407.4971</text:p>
          </table:table-cell>
          <table:table-cell office:value-type="float" office:value="156.7445" calcext:value-type="float">
            <text:p>156.7445</text:p>
          </table:table-cell>
          <table:table-cell office:value-type="float" office:value="397.8316" calcext:value-type="float">
            <text:p>397.8316</text:p>
          </table:table-cell>
          <table:table-cell office:value-type="float" office:value="688.7698" calcext:value-type="float">
            <text:p>688.7698</text:p>
          </table:table-cell>
          <table:table-cell office:value-type="float" office:value="384.4042" calcext:value-type="float">
            <text:p>384.4042</text:p>
          </table:table-cell>
          <table:table-cell office:value-type="float" office:value="563.8279" calcext:value-type="float">
            <text:p>563.8279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6.6363" calcext:value-type="float">
            <text:p>56.6363</text:p>
          </table:table-cell>
          <table:table-cell office:value-type="float" office:value="448.9569" calcext:value-type="float">
            <text:p>448.9569</text:p>
          </table:table-cell>
          <table:table-cell office:value-type="float" office:value="406.617" calcext:value-type="float">
            <text:p>406.617</text:p>
          </table:table-cell>
          <table:table-cell office:value-type="float" office:value="155.777" calcext:value-type="float">
            <text:p>155.777</text:p>
          </table:table-cell>
          <table:table-cell office:value-type="float" office:value="397.8316" calcext:value-type="float">
            <text:p>397.8316</text:p>
          </table:table-cell>
          <table:table-cell office:value-type="float" office:value="688.0582" calcext:value-type="float">
            <text:p>688.0582</text:p>
          </table:table-cell>
          <table:table-cell office:value-type="float" office:value="384.4042" calcext:value-type="float">
            <text:p>384.4042</text:p>
          </table:table-cell>
          <table:table-cell office:value-type="float" office:value="563.3662" calcext:value-type="float">
            <text:p>563.3662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9.1792" calcext:value-type="float">
            <text:p>69.1792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6.6363" calcext:value-type="float">
            <text:p>56.6363</text:p>
          </table:table-cell>
          <table:table-cell office:value-type="float" office:value="448.9569" calcext:value-type="float">
            <text:p>448.9569</text:p>
          </table:table-cell>
          <table:table-cell office:value-type="float" office:value="406.617" calcext:value-type="float">
            <text:p>406.617</text:p>
          </table:table-cell>
          <table:table-cell office:value-type="float" office:value="155.777" calcext:value-type="float">
            <text:p>155.777</text:p>
          </table:table-cell>
          <table:table-cell office:value-type="float" office:value="397.8316" calcext:value-type="float">
            <text:p>397.8316</text:p>
          </table:table-cell>
          <table:table-cell office:value-type="float" office:value="688.0582" calcext:value-type="float">
            <text:p>688.0582</text:p>
          </table:table-cell>
          <table:table-cell office:value-type="float" office:value="384.4042" calcext:value-type="float">
            <text:p>384.4042</text:p>
          </table:table-cell>
          <table:table-cell office:value-type="float" office:value="562.9044" calcext:value-type="float">
            <text:p>562.9044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6.6363" calcext:value-type="float">
            <text:p>56.6363</text:p>
          </table:table-cell>
          <table:table-cell office:value-type="float" office:value="447.983" calcext:value-type="float">
            <text:p>447.983</text:p>
          </table:table-cell>
          <table:table-cell office:value-type="float" office:value="405.7368" calcext:value-type="float">
            <text:p>405.7368</text:p>
          </table:table-cell>
          <table:table-cell office:value-type="float" office:value="155.777" calcext:value-type="float">
            <text:p>155.777</text:p>
          </table:table-cell>
          <table:table-cell office:value-type="float" office:value="397.0407" calcext:value-type="float">
            <text:p>397.0407</text:p>
          </table:table-cell>
          <table:table-cell office:value-type="float" office:value="687.3467" calcext:value-type="float">
            <text:p>687.3467</text:p>
          </table:table-cell>
          <table:table-cell office:value-type="float" office:value="383.3805" calcext:value-type="float">
            <text:p>383.3805</text:p>
          </table:table-cell>
          <table:table-cell office:value-type="float" office:value="562.4426" calcext:value-type="float">
            <text:p>562.4426</text:p>
          </table:table-cell>
          <table:table-cell office:value-type="float" office:value="1253.4567" calcext:value-type="float">
            <text:p>1253.4567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6.6363" calcext:value-type="float">
            <text:p>56.6363</text:p>
          </table:table-cell>
          <table:table-cell office:value-type="float" office:value="447.983" calcext:value-type="float">
            <text:p>447.983</text:p>
          </table:table-cell>
          <table:table-cell office:value-type="float" office:value="405.7368" calcext:value-type="float">
            <text:p>405.7368</text:p>
          </table:table-cell>
          <table:table-cell office:value-type="float" office:value="155.777" calcext:value-type="float">
            <text:p>155.777</text:p>
          </table:table-cell>
          <table:table-cell office:value-type="float" office:value="397.0407" calcext:value-type="float">
            <text:p>397.0407</text:p>
          </table:table-cell>
          <table:table-cell office:value-type="float" office:value="687.3467" calcext:value-type="float">
            <text:p>687.3467</text:p>
          </table:table-cell>
          <table:table-cell office:value-type="float" office:value="383.3805" calcext:value-type="float">
            <text:p>383.3805</text:p>
          </table:table-cell>
          <table:table-cell office:value-type="float" office:value="561.5191" calcext:value-type="float">
            <text:p>561.5191</text:p>
          </table:table-cell>
          <table:table-cell office:value-type="float" office:value="1252.2468" calcext:value-type="float">
            <text:p>1252.2468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6.6363" calcext:value-type="float">
            <text:p>56.6363</text:p>
          </table:table-cell>
          <table:table-cell office:value-type="float" office:value="447.0092" calcext:value-type="float">
            <text:p>447.0092</text:p>
          </table:table-cell>
          <table:table-cell office:value-type="float" office:value="404.8567" calcext:value-type="float">
            <text:p>404.8567</text:p>
          </table:table-cell>
          <table:table-cell office:value-type="float" office:value="154.8094" calcext:value-type="float">
            <text:p>154.8094</text:p>
          </table:table-cell>
          <table:table-cell office:value-type="float" office:value="396.2498" calcext:value-type="float">
            <text:p>396.2498</text:p>
          </table:table-cell>
          <table:table-cell office:value-type="float" office:value="685.9236" calcext:value-type="float">
            <text:p>685.9236</text:p>
          </table:table-cell>
          <table:table-cell office:value-type="float" office:value="382.8686" calcext:value-type="float">
            <text:p>382.8686</text:p>
          </table:table-cell>
          <table:table-cell office:value-type="float" office:value="560.5955" calcext:value-type="float">
            <text:p>560.5955</text:p>
          </table:table-cell>
          <table:table-cell office:value-type="float" office:value="1251.0369" calcext:value-type="float">
            <text:p>1251.0369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5.7079" calcext:value-type="float">
            <text:p>55.7079</text:p>
          </table:table-cell>
          <table:table-cell office:value-type="float" office:value="447.0092" calcext:value-type="float">
            <text:p>447.0092</text:p>
          </table:table-cell>
          <table:table-cell office:value-type="float" office:value="404.8567" calcext:value-type="float">
            <text:p>404.8567</text:p>
          </table:table-cell>
          <table:table-cell office:value-type="float" office:value="154.8094" calcext:value-type="float">
            <text:p>154.8094</text:p>
          </table:table-cell>
          <table:table-cell office:value-type="float" office:value="396.2498" calcext:value-type="float">
            <text:p>396.2498</text:p>
          </table:table-cell>
          <table:table-cell office:value-type="float" office:value="685.9236" calcext:value-type="float">
            <text:p>685.9236</text:p>
          </table:table-cell>
          <table:table-cell office:value-type="float" office:value="383.3805" calcext:value-type="float">
            <text:p>383.3805</text:p>
          </table:table-cell>
          <table:table-cell office:value-type="float" office:value="561.0573" calcext:value-type="float">
            <text:p>561.0573</text:p>
          </table:table-cell>
          <table:table-cell office:value-type="float" office:value="1252.2468" calcext:value-type="float">
            <text:p>1252.2468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5.7079" calcext:value-type="float">
            <text:p>55.7079</text:p>
          </table:table-cell>
          <table:table-cell office:value-type="float" office:value="447.0092" calcext:value-type="float">
            <text:p>447.0092</text:p>
          </table:table-cell>
          <table:table-cell office:value-type="float" office:value="403.9766" calcext:value-type="float">
            <text:p>403.9766</text:p>
          </table:table-cell>
          <table:table-cell office:value-type="float" office:value="153.8418" calcext:value-type="float">
            <text:p>153.8418</text:p>
          </table:table-cell>
          <table:table-cell office:value-type="float" office:value="395.4589" calcext:value-type="float">
            <text:p>395.4589</text:p>
          </table:table-cell>
          <table:table-cell office:value-type="float" office:value="685.2121" calcext:value-type="float">
            <text:p>685.2121</text:p>
          </table:table-cell>
          <table:table-cell office:value-type="float" office:value="382.3568" calcext:value-type="float">
            <text:p>382.3568</text:p>
          </table:table-cell>
          <table:table-cell office:value-type="float" office:value="559.672" calcext:value-type="float">
            <text:p>559.672</text:p>
          </table:table-cell>
          <table:table-cell office:value-type="float" office:value="1249.827" calcext:value-type="float">
            <text:p>1249.827</text:p>
          </table:table-cell>
          <table:table-cell office:value-type="float" office:value="146.9719" calcext:value-type="float">
            <text:p>146.9719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8.2453" calcext:value-type="float">
            <text:p>58.2453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5.7079" calcext:value-type="float">
            <text:p>55.7079</text:p>
          </table:table-cell>
          <table:table-cell office:value-type="float" office:value="447.0092" calcext:value-type="float">
            <text:p>447.0092</text:p>
          </table:table-cell>
          <table:table-cell office:value-type="float" office:value="404.8567" calcext:value-type="float">
            <text:p>404.8567</text:p>
          </table:table-cell>
          <table:table-cell office:value-type="float" office:value="154.8094" calcext:value-type="float">
            <text:p>154.8094</text:p>
          </table:table-cell>
          <table:table-cell office:value-type="float" office:value="396.2498" calcext:value-type="float">
            <text:p>396.2498</text:p>
          </table:table-cell>
          <table:table-cell office:value-type="float" office:value="685.9236" calcext:value-type="float">
            <text:p>685.9236</text:p>
          </table:table-cell>
          <table:table-cell office:value-type="float" office:value="382.8686" calcext:value-type="float">
            <text:p>382.8686</text:p>
          </table:table-cell>
          <table:table-cell office:value-type="float" office:value="560.1338" calcext:value-type="float">
            <text:p>560.1338</text:p>
          </table:table-cell>
          <table:table-cell office:value-type="float" office:value="1252.2468" calcext:value-type="float">
            <text:p>1252.2468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8883" calcext:value-type="float">
            <text:p>23.8883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55.7079" calcext:value-type="float">
            <text:p>55.7079</text:p>
          </table:table-cell>
          <table:table-cell office:value-type="float" office:value="275.607" calcext:value-type="float">
            <text:p>275.607</text:p>
          </table:table-cell>
          <table:table-cell office:value-type="float" office:value="244.6743" calcext:value-type="float">
            <text:p>244.6743</text:p>
          </table:table-cell>
          <table:table-cell office:value-type="float" office:value="153.8418" calcext:value-type="float">
            <text:p>153.8418</text:p>
          </table:table-cell>
          <table:table-cell office:value-type="float" office:value="219.8751" calcext:value-type="float">
            <text:p>219.8751</text:p>
          </table:table-cell>
          <table:table-cell office:value-type="float" office:value="684.5005" calcext:value-type="float">
            <text:p>684.5005</text:p>
          </table:table-cell>
          <table:table-cell office:value-type="float" office:value="382.3568" calcext:value-type="float">
            <text:p>382.3568</text:p>
          </table:table-cell>
          <table:table-cell office:value-type="float" office:value="559.672" calcext:value-type="float">
            <text:p>559.672</text:p>
          </table:table-cell>
          <table:table-cell office:value-type="float" office:value="1252.2468" calcext:value-type="float">
            <text:p>1252.2468</text:p>
          </table:table-cell>
          <table:table-cell office:value-type="float" office:value="147.3517" calcext:value-type="float">
            <text:p>147.3517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3.537" calcext:value-type="float">
            <text:p>23.537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0.3502" calcext:value-type="float">
            <text:p>60.3502</text:p>
          </table:table-cell>
          <table:table-cell office:value-type="float" office:value="460.6434" calcext:value-type="float">
            <text:p>460.6434</text:p>
          </table:table-cell>
          <table:table-cell office:value-type="float" office:value="421.5791" calcext:value-type="float">
            <text:p>421.5791</text:p>
          </table:table-cell>
          <table:table-cell office:value-type="float" office:value="154.8094" calcext:value-type="float">
            <text:p>154.8094</text:p>
          </table:table-cell>
          <table:table-cell office:value-type="float" office:value="398.6225" calcext:value-type="float">
            <text:p>398.6225</text:p>
          </table:table-cell>
          <table:table-cell office:value-type="float" office:value="685.2121" calcext:value-type="float">
            <text:p>685.2121</text:p>
          </table:table-cell>
          <table:table-cell office:value-type="float" office:value="398.2243" calcext:value-type="float">
            <text:p>398.2243</text:p>
          </table:table-cell>
          <table:table-cell office:value-type="float" office:value="569.8311" calcext:value-type="float">
            <text:p>569.8311</text:p>
          </table:table-cell>
          <table:table-cell office:value-type="float" office:value="1251.0369" calcext:value-type="float">
            <text:p>1251.0369</text:p>
          </table:table-cell>
          <table:table-cell office:value-type="float" office:value="147.7314" calcext:value-type="float">
            <text:p>147.7314</text:p>
          </table:table-cell>
          <table:table-cell office:value-type="float" office:value="68.2049" calcext:value-type="float">
            <text:p>68.2049</text:p>
          </table:table-cell>
          <table:table-cell office:value-type="float" office:value="24.5909" calcext:value-type="float">
            <text:p>24.5909</text:p>
          </table:table-cell>
          <table:table-cell office:value-type="float" office:value="59.1554" calcext:value-type="float">
            <text:p>59.1554</text:p>
          </table:table-cell>
          <table:table-cell office:value-type="float" office:value="46.5972" calcext:value-type="float">
            <text:p>46.5972</text:p>
          </table:table-cell>
          <table:table-cell office:value-type="float" office:value="140.6532" calcext:value-type="float">
            <text:p>140.6532</text:p>
          </table:table-cell>
          <table:table-cell office:value-type="float" office:value="40.0914" calcext:value-type="float">
            <text:p>40.0914</text:p>
          </table:table-cell>
          <table:table-cell office:value-type="float" office:value="10.9142" calcext:value-type="float">
            <text:p>10.9142</text:p>
          </table:table-cell>
          <table:table-cell office:value-type="float" office:value="9.9563" calcext:value-type="float">
            <text:p>9.95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right light moved away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5.2807" calcext:value-type="float">
            <text:p>5.2807</text:p>
          </table:table-cell>
          <table:table-cell office:value-type="float" office:value="5.8054" calcext:value-type="float">
            <text:p>5.8054</text:p>
          </table:table-cell>
          <table:table-cell office:value-type="float" office:value="4.7455" calcext:value-type="float">
            <text:p>4.7455</text:p>
          </table:table-cell>
          <table:table-cell office:value-type="float" office:value="6.4039" calcext:value-type="float">
            <text:p>6.4039</text:p>
          </table:table-cell>
          <table:table-cell office:value-type="float" office:value="3.0711" calcext:value-type="float">
            <text:p>3.0711</text:p>
          </table:table-cell>
          <table:table-cell office:value-type="float" office:value="3.6942" calcext:value-type="float">
            <text:p>3.694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6584" calcext:value-type="float">
            <text:p>2.6584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2692" calcext:value-type="float">
            <text:p>4.2692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2324" calcext:value-type="float">
            <text:p>3.2324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6584" calcext:value-type="float">
            <text:p>2.6584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2692" calcext:value-type="float">
            <text:p>4.2692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2324" calcext:value-type="float">
            <text:p>3.2324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2692" calcext:value-type="float">
            <text:p>4.2692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2324" calcext:value-type="float">
            <text:p>3.2324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9808" calcext:value-type="float">
            <text:p>4.9808</text:p>
          </table:table-cell>
          <table:table-cell office:value-type="float" office:value="3.0711" calcext:value-type="float">
            <text:p>3.0711</text:p>
          </table:table-cell>
          <table:table-cell office:value-type="float" office:value="3.6942" calcext:value-type="float">
            <text:p>3.694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4.8378" calcext:value-type="float">
            <text:p>4.8378</text:p>
          </table:table-cell>
          <table:table-cell office:value-type="float" office:value="4.7455" calcext:value-type="float">
            <text:p>4.7455</text:p>
          </table:table-cell>
          <table:table-cell office:value-type="float" office:value="4.9808" calcext:value-type="float">
            <text:p>4.9808</text:p>
          </table:table-cell>
          <table:table-cell office:value-type="float" office:value="3.0711" calcext:value-type="float">
            <text:p>3.0711</text:p>
          </table:table-cell>
          <table:table-cell office:value-type="float" office:value="4.156" calcext:value-type="float">
            <text:p>4.156</text:p>
          </table:table-cell>
          <table:table-cell office:value-type="float" office:value="12.099" calcext:value-type="float">
            <text:p>12.099</text:p>
          </table:table-cell>
          <table:table-cell office:value-type="float" office:value="3.7977" calcext:value-type="float">
            <text:p>3.7977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3.9546" calcext:value-type="float">
            <text:p>3.9546</text:p>
          </table:table-cell>
          <table:table-cell office:value-type="float" office:value="4.9808" calcext:value-type="float">
            <text:p>4.9808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6942" calcext:value-type="float">
            <text:p>3.694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6584" calcext:value-type="float">
            <text:p>2.6584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5.2807" calcext:value-type="float">
            <text:p>5.2807</text:p>
          </table:table-cell>
          <table:table-cell office:value-type="float" office:value="4.8378" calcext:value-type="float">
            <text:p>4.8378</text:p>
          </table:table-cell>
          <table:table-cell office:value-type="float" office:value="4.7455" calcext:value-type="float">
            <text:p>4.7455</text:p>
          </table:table-cell>
          <table:table-cell office:value-type="float" office:value="5.6923" calcext:value-type="float">
            <text:p>5.6923</text:p>
          </table:table-cell>
          <table:table-cell office:value-type="float" office:value="3.0711" calcext:value-type="float">
            <text:p>3.0711</text:p>
          </table:table-cell>
          <table:table-cell office:value-type="float" office:value="4.156" calcext:value-type="float">
            <text:p>4.156</text:p>
          </table:table-cell>
          <table:table-cell office:value-type="float" office:value="14.5188" calcext:value-type="float">
            <text:p>14.5188</text:p>
          </table:table-cell>
          <table:table-cell office:value-type="float" office:value="3.0382" calcext:value-type="float">
            <text:p>3.0382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5.2807" calcext:value-type="float">
            <text:p>5.2807</text:p>
          </table:table-cell>
          <table:table-cell office:value-type="float" office:value="4.8378" calcext:value-type="float">
            <text:p>4.8378</text:p>
          </table:table-cell>
          <table:table-cell office:value-type="float" office:value="4.7455" calcext:value-type="float">
            <text:p>4.7455</text:p>
          </table:table-cell>
          <table:table-cell office:value-type="float" office:value="4.9808" calcext:value-type="float">
            <text:p>4.9808</text:p>
          </table:table-cell>
          <table:table-cell office:value-type="float" office:value="3.0711" calcext:value-type="float">
            <text:p>3.0711</text:p>
          </table:table-cell>
          <table:table-cell office:value-type="float" office:value="3.6942" calcext:value-type="float">
            <text:p>3.6942</text:p>
          </table:table-cell>
          <table:table-cell office:value-type="float" office:value="10.8891" calcext:value-type="float">
            <text:p>10.8891</text:p>
          </table:table-cell>
          <table:table-cell office:value-type="float" office:value="2.6584" calcext:value-type="float">
            <text:p>2.6584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5.8054" calcext:value-type="float">
            <text:p>5.8054</text:p>
          </table:table-cell>
          <table:table-cell office:value-type="float" office:value="5.5364" calcext:value-type="float">
            <text:p>5.5364</text:p>
          </table:table-cell>
          <table:table-cell office:value-type="float" office:value="6.4039" calcext:value-type="float">
            <text:p>6.4039</text:p>
          </table:table-cell>
          <table:table-cell office:value-type="float" office:value="4.0949" calcext:value-type="float">
            <text:p>4.0949</text:p>
          </table:table-cell>
          <table:table-cell office:value-type="float" office:value="5.0795" calcext:value-type="float">
            <text:p>5.0795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3.7977" calcext:value-type="float">
            <text:p>3.7977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6.1609" calcext:value-type="float">
            <text:p>6.1609</text:p>
          </table:table-cell>
          <table:table-cell office:value-type="float" office:value="5.8054" calcext:value-type="float">
            <text:p>5.8054</text:p>
          </table:table-cell>
          <table:table-cell office:value-type="float" office:value="4.7455" calcext:value-type="float">
            <text:p>4.7455</text:p>
          </table:table-cell>
          <table:table-cell office:value-type="float" office:value="5.6923" calcext:value-type="float">
            <text:p>5.6923</text:p>
          </table:table-cell>
          <table:table-cell office:value-type="float" office:value="3.583" calcext:value-type="float">
            <text:p>3.583</text:p>
          </table:table-cell>
          <table:table-cell office:value-type="float" office:value="4.6178" calcext:value-type="float">
            <text:p>4.6178</text:p>
          </table:table-cell>
          <table:table-cell office:value-type="float" office:value="15.7287" calcext:value-type="float">
            <text:p>15.7287</text:p>
          </table:table-cell>
          <table:table-cell office:value-type="float" office:value="3.418" calcext:value-type="float">
            <text:p>3.418</text:p>
          </table:table-cell>
          <table:table-cell office:value-type="float" office:value="3.8974" calcext:value-type="float">
            <text:p>3.8974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5.2807" calcext:value-type="float">
            <text:p>5.2807</text:p>
          </table:table-cell>
          <table:table-cell office:value-type="float" office:value="4.8378" calcext:value-type="float">
            <text:p>4.8378</text:p>
          </table:table-cell>
          <table:table-cell office:value-type="float" office:value="4.7455" calcext:value-type="float">
            <text:p>4.7455</text:p>
          </table:table-cell>
          <table:table-cell office:value-type="float" office:value="5.6923" calcext:value-type="float">
            <text:p>5.6923</text:p>
          </table:table-cell>
          <table:table-cell office:value-type="float" office:value="4.0949" calcext:value-type="float">
            <text:p>4.0949</text:p>
          </table:table-cell>
          <table:table-cell office:value-type="float" office:value="4.6178" calcext:value-type="float">
            <text:p>4.6178</text:p>
          </table:table-cell>
          <table:table-cell office:value-type="float" office:value="19.3584" calcext:value-type="float">
            <text:p>19.3584</text:p>
          </table:table-cell>
          <table:table-cell office:value-type="float" office:value="3.418" calcext:value-type="float">
            <text:p>3.418</text:p>
          </table:table-cell>
          <table:table-cell office:value-type="float" office:value="3.8974" calcext:value-type="float">
            <text:p>3.8974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5.5364" calcext:value-type="float">
            <text:p>5.5364</text:p>
          </table:table-cell>
          <table:table-cell office:value-type="float" office:value="5.6923" calcext:value-type="float">
            <text:p>5.6923</text:p>
          </table:table-cell>
          <table:table-cell office:value-type="float" office:value="3.583" calcext:value-type="float">
            <text:p>3.583</text:p>
          </table:table-cell>
          <table:table-cell office:value-type="float" office:value="4.6178" calcext:value-type="float">
            <text:p>4.6178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1.9478" calcext:value-type="float">
            <text:p>1.9478</text:p>
          </table:table-cell>
          <table:table-cell office:value-type="float" office:value="3.5205" calcext:value-type="float">
            <text:p>3.5205</text:p>
          </table:table-cell>
          <table:table-cell office:value-type="float" office:value="2.9027" calcext:value-type="float">
            <text:p>2.9027</text:p>
          </table:table-cell>
          <table:table-cell office:value-type="float" office:value="3.9546" calcext:value-type="float">
            <text:p>3.9546</text:p>
          </table:table-cell>
          <table:table-cell office:value-type="float" office:value="2.8462" calcext:value-type="float">
            <text:p>2.8462</text:p>
          </table:table-cell>
          <table:table-cell office:value-type="float" office:value="2.5593" calcext:value-type="float">
            <text:p>2.5593</text:p>
          </table:table-cell>
          <table:table-cell office:value-type="float" office:value="3.2324" calcext:value-type="float">
            <text:p>3.2324</text:p>
          </table:table-cell>
          <table:table-cell office:value-type="float" office:value="13.3089" calcext:value-type="float">
            <text:p>13.3089</text:p>
          </table:table-cell>
          <table:table-cell office:value-type="float" office:value="2.2786" calcext:value-type="float">
            <text:p>2.2786</text:p>
          </table:table-cell>
          <table:table-cell office:value-type="float" office:value="2.9231" calcext:value-type="float">
            <text:p>2.9231</text:p>
          </table:table-cell>
          <table:table-cell office:value-type="float" office:value="0.7026" calcext:value-type="float">
            <text:p>0.7026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1.7602" calcext:value-type="float">
            <text:p>1.7602</text:p>
          </table:table-cell>
          <table:table-cell office:value-type="float" office:value="1.9351" calcext:value-type="float">
            <text:p>1.9351</text:p>
          </table:table-cell>
          <table:table-cell office:value-type="float" office:value="1.5818" calcext:value-type="float">
            <text:p>1.5818</text:p>
          </table:table-cell>
          <table:table-cell office:value-type="float" office:value="1.4231" calcext:value-type="float">
            <text:p>1.4231</text:p>
          </table:table-cell>
          <table:table-cell office:value-type="float" office:value="0.5119" calcext:value-type="float">
            <text:p>0.5119</text:p>
          </table:table-cell>
          <table:table-cell office:value-type="float" office:value="1.3853" calcext:value-type="float">
            <text:p>1.3853</text:p>
          </table:table-cell>
          <table:table-cell office:value-type="float" office:value="3.6297" calcext:value-type="float">
            <text:p>3.6297</text:p>
          </table:table-cell>
          <table:table-cell office:value-type="float" office:value="1.1393" calcext:value-type="float">
            <text:p>1.1393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9216" calcext:value-type="float">
            <text:p>2.9216</text:p>
          </table:table-cell>
          <table:table-cell office:value-type="float" office:value="4.4006" calcext:value-type="float">
            <text:p>4.4006</text:p>
          </table:table-cell>
          <table:table-cell office:value-type="float" office:value="3.8702" calcext:value-type="float">
            <text:p>3.8702</text:p>
          </table:table-cell>
          <table:table-cell office:value-type="float" office:value="4.7455" calcext:value-type="float">
            <text:p>4.7455</text:p>
          </table:table-cell>
          <table:table-cell office:value-type="float" office:value="3.5577" calcext:value-type="float">
            <text:p>3.5577</text:p>
          </table:table-cell>
          <table:table-cell office:value-type="float" office:value="1.0237" calcext:value-type="float">
            <text:p>1.0237</text:p>
          </table:table-cell>
          <table:table-cell office:value-type="float" office:value="1.8471" calcext:value-type="float">
            <text:p>1.8471</text:p>
          </table:table-cell>
          <table:table-cell office:value-type="float" office:value="3.6297" calcext:value-type="float">
            <text:p>3.6297</text:p>
          </table:table-cell>
          <table:table-cell office:value-type="float" office:value="1.5191" calcext:value-type="float">
            <text:p>1.5191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7.041" calcext:value-type="float">
            <text:p>7.041</text:p>
          </table:table-cell>
          <table:table-cell office:value-type="float" office:value="6.7729" calcext:value-type="float">
            <text:p>6.7729</text:p>
          </table:table-cell>
          <table:table-cell office:value-type="float" office:value="6.3273" calcext:value-type="float">
            <text:p>6.3273</text:p>
          </table:table-cell>
          <table:table-cell office:value-type="float" office:value="6.4039" calcext:value-type="float">
            <text:p>6.4039</text:p>
          </table:table-cell>
          <table:table-cell office:value-type="float" office:value="3.583" calcext:value-type="float">
            <text:p>3.583</text:p>
          </table:table-cell>
          <table:table-cell office:value-type="float" office:value="5.0795" calcext:value-type="float">
            <text:p>5.0795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6.3273" calcext:value-type="float">
            <text:p>6.3273</text:p>
          </table:table-cell>
          <table:table-cell office:value-type="float" office:value="6.4039" calcext:value-type="float">
            <text:p>6.4039</text:p>
          </table:table-cell>
          <table:table-cell office:value-type="float" office:value="3.583" calcext:value-type="float">
            <text:p>3.583</text:p>
          </table:table-cell>
          <table:table-cell office:value-type="float" office:value="5.0795" calcext:value-type="float">
            <text:p>5.0795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3.8955" calcext:value-type="float">
            <text:p>3.8955</text:p>
          </table:table-cell>
          <table:table-cell office:value-type="float" office:value="6.1609" calcext:value-type="float">
            <text:p>6.1609</text:p>
          </table:table-cell>
          <table:table-cell office:value-type="float" office:value="6.7729" calcext:value-type="float">
            <text:p>6.7729</text:p>
          </table:table-cell>
          <table:table-cell office:value-type="float" office:value="6.3273" calcext:value-type="float">
            <text:p>6.3273</text:p>
          </table:table-cell>
          <table:table-cell office:value-type="float" office:value="6.4039" calcext:value-type="float">
            <text:p>6.4039</text:p>
          </table:table-cell>
          <table:table-cell office:value-type="float" office:value="3.583" calcext:value-type="float">
            <text:p>3.583</text:p>
          </table:table-cell>
          <table:table-cell office:value-type="float" office:value="5.0795" calcext:value-type="float">
            <text:p>5.0795</text:p>
          </table:table-cell>
          <table:table-cell office:value-type="float" office:value="16.9386" calcext:value-type="float">
            <text:p>16.9386</text:p>
          </table:table-cell>
          <table:table-cell office:value-type="float" office:value="4.1775" calcext:value-type="float">
            <text:p>4.1775</text:p>
          </table:table-cell>
          <table:table-cell office:value-type="float" office:value="3.8974" calcext:value-type="float">
            <text:p>3.8974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8202" calcext:value-type="float">
            <text:p>1.820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ll light switched off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739" calcext:value-type="float">
            <text:p>0.9739</text:p>
          </table:table-cell>
          <table:table-cell office:value-type="float" office:value="0.8801" calcext:value-type="float">
            <text:p>0.88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2099" calcext:value-type="float">
            <text:p>1.20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5818" calcext:value-type="float">
            <text:p>1.5818</text:p>
          </table:table-cell>
          <table:table-cell office:value-type="float" office:value="0.7115" calcext:value-type="float">
            <text:p>0.71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1.1413" calcext:value-type="float">
            <text:p>31.1413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1.1413" calcext:value-type="float">
            <text:p>31.1413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0.7616" calcext:value-type="float">
            <text:p>30.7616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6.1504" calcext:value-type="float">
            <text:p>116.1504</text:p>
          </table:table-cell>
          <table:table-cell office:value-type="float" office:value="30.7616" calcext:value-type="float">
            <text:p>30.7616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4.9405" calcext:value-type="float">
            <text:p>114.9405</text:p>
          </table:table-cell>
          <table:table-cell office:value-type="float" office:value="30.7616" calcext:value-type="float">
            <text:p>30.7616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4.9405" calcext:value-type="float">
            <text:p>114.9405</text:p>
          </table:table-cell>
          <table:table-cell office:value-type="float" office:value="30.7616" calcext:value-type="float">
            <text:p>30.7616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2.6404" calcext:value-type="float">
            <text:p>2.6404</text:p>
          </table:table-cell>
          <table:table-cell office:value-type="float" office:value="0.9676" calcext:value-type="float">
            <text:p>0.9676</text:p>
          </table:table-cell>
          <table:table-cell office:value-type="float" office:value="2.3728" calcext:value-type="float">
            <text:p>2.3728</text:p>
          </table:table-cell>
          <table:table-cell office:value-type="float" office:value="1.4231" calcext:value-type="float">
            <text:p>1.4231</text:p>
          </table:table-cell>
          <table:table-cell office:value-type="float" office:value="1.0237" calcext:value-type="float">
            <text:p>1.0237</text:p>
          </table:table-cell>
          <table:table-cell office:value-type="float" office:value="5.5413" calcext:value-type="float">
            <text:p>5.5413</text:p>
          </table:table-cell>
          <table:table-cell office:value-type="float" office:value="114.9405" calcext:value-type="float">
            <text:p>114.9405</text:p>
          </table:table-cell>
          <table:table-cell office:value-type="float" office:value="30.3818" calcext:value-type="float">
            <text:p>30.3818</text:p>
          </table:table-cell>
          <table:table-cell office:value-type="float" office:value="39.9486" calcext:value-type="float">
            <text:p>39.9486</text:p>
          </table:table-cell>
          <table:table-cell office:value-type="float" office:value="8.0799" calcext:value-type="float">
            <text:p>8.0799</text:p>
          </table:table-cell>
          <table:table-cell office:value-type="float" office:value="10.0109" calcext:value-type="float">
            <text:p>10.0109</text:p>
          </table:table-cell>
          <table:table-cell office:value-type="float" office:value="6.0404" calcext:value-type="float">
            <text:p>6.0404</text:p>
          </table:table-cell>
          <table:table-cell office:value-type="float" office:value="5.3753" calcext:value-type="float">
            <text:p>5.3753</text:p>
          </table:table-cell>
          <table:table-cell office:value-type="float" office:value="4.4546" calcext:value-type="float">
            <text:p>4.4546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2.4232" calcext:value-type="float">
            <text:p>112.4232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1.0001" calcext:value-type="float">
            <text:p>111.0001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1.0001" calcext:value-type="float">
            <text:p>111.0001</text:p>
          </table:table-cell>
          <table:table-cell office:value-type="float" office:value="66.5413" calcext:value-type="float">
            <text:p>66.5413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0.2886" calcext:value-type="float">
            <text:p>110.2886</text:p>
          </table:table-cell>
          <table:table-cell office:value-type="float" office:value="66.5413" calcext:value-type="float">
            <text:p>66.5413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1.0001" calcext:value-type="float">
            <text:p>111.0001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0.2886" calcext:value-type="float">
            <text:p>110.2886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285" calcext:value-type="float">
            <text:p>0.9285</text:p>
          </table:table-cell>
          <table:table-cell office:value-type="float" office:value="2.9216" calcext:value-type="float">
            <text:p>2.9216</text:p>
          </table:table-cell>
          <table:table-cell office:value-type="float" office:value="3.5205" calcext:value-type="float">
            <text:p>3.5205</text:p>
          </table:table-cell>
          <table:table-cell office:value-type="float" office:value="12.5783" calcext:value-type="float">
            <text:p>12.5783</text:p>
          </table:table-cell>
          <table:table-cell office:value-type="float" office:value="56.9461" calcext:value-type="float">
            <text:p>56.9461</text:p>
          </table:table-cell>
          <table:table-cell office:value-type="float" office:value="110.2886" calcext:value-type="float">
            <text:p>110.2886</text:p>
          </table:table-cell>
          <table:table-cell office:value-type="float" office:value="66.0295" calcext:value-type="float">
            <text:p>66.0295</text:p>
          </table:table-cell>
          <table:table-cell office:value-type="float" office:value="38.7891" calcext:value-type="float">
            <text:p>38.7891</text:p>
          </table:table-cell>
          <table:table-cell office:value-type="float" office:value="8.4693" calcext:value-type="float">
            <text:p>8.469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" calcext:value-type="float">
            <text:p>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" calcext:value-type="float">
            <text:p>0</text:p>
          </table:table-cell>
          <table:table-cell office:value-type="float" office:value="0.8629" calcext:value-type="float">
            <text:p>0.8629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9051" calcext:value-type="float">
            <text:p>0.90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3.7139" calcext:value-type="float">
            <text:p>3.7139</text:p>
          </table:table-cell>
          <table:table-cell office:value-type="float" office:value="109.0741" calcext:value-type="float">
            <text:p>109.0741</text:p>
          </table:table-cell>
          <table:table-cell office:value-type="float" office:value="155.7818" calcext:value-type="float">
            <text:p>155.7818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3.7139" calcext:value-type="float">
            <text:p>3.7139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54.9017" calcext:value-type="float">
            <text:p>154.9017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3.7139" calcext:value-type="float">
            <text:p>3.7139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55.7818" calcext:value-type="float">
            <text:p>155.7818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3.7139" calcext:value-type="float">
            <text:p>3.7139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56.662" calcext:value-type="float">
            <text:p>156.662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3.7139" calcext:value-type="float">
            <text:p>3.7139</text:p>
          </table:table-cell>
          <table:table-cell office:value-type="float" office:value="110.048" calcext:value-type="float">
            <text:p>110.048</text:p>
          </table:table-cell>
          <table:table-cell office:value-type="float" office:value="156.662" calcext:value-type="float">
            <text:p>156.662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3.7139" calcext:value-type="float">
            <text:p>3.7139</text:p>
          </table:table-cell>
          <table:table-cell office:value-type="float" office:value="111.0219" calcext:value-type="float">
            <text:p>111.0219</text:p>
          </table:table-cell>
          <table:table-cell office:value-type="float" office:value="156.662" calcext:value-type="float">
            <text:p>156.662</text:p>
          </table:table-cell>
          <table:table-cell office:value-type="float" office:value="26.1241" calcext:value-type="float">
            <text:p>26.124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6.4039" calcext:value-type="float">
            <text:p>6.4039</text:p>
          </table:table-cell>
          <table:table-cell office:value-type="float" office:value="1.5356" calcext:value-type="float">
            <text:p>1.5356</text:p>
          </table:table-cell>
          <table:table-cell office:value-type="float" office:value="0.9236" calcext:value-type="float">
            <text:p>0.9236</text:p>
          </table:table-cell>
          <table:table-cell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3513" calcext:value-type="float">
            <text:p>0.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18" calcext:value-type="float">
            <text:p>1.7918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8959" calcext:value-type="float">
            <text:p>0.8959</text:p>
          </table:table-cell>
          <table:table-cell office:value-type="float" office:value="1.1137" calcext:value-type="float">
            <text:p>1.1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6.4993" calcext:value-type="float">
            <text:p>6.4993</text:p>
          </table:table-cell>
          <table:table-cell office:value-type="float" office:value="111.0219" calcext:value-type="float">
            <text:p>111.0219</text:p>
          </table:table-cell>
          <table:table-cell office:value-type="float" office:value="152.2613" calcext:value-type="float">
            <text:p>152.2613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4.3463" calcext:value-type="float">
            <text:p>74.3463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69.1006" calcext:value-type="float">
            <text:p>69.1006</text:p>
          </table:table-cell>
          <table:table-cell office:value-type="float" office:value="46.6393" calcext:value-type="float">
            <text:p>46.6393</text:p>
          </table:table-cell>
          <table:table-cell office:value-type="float" office:value="129.4593" calcext:value-type="float">
            <text:p>129.4593</text:p>
          </table:table-cell>
          <table:table-cell office:value-type="float" office:value="34.9391" calcext:value-type="float">
            <text:p>34.9391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1338" calcext:value-type="float">
            <text:p>9.1338</text:p>
          </table:table-cell>
          <table:table-cell office:value-type="float" office:value="11.8311" calcext:value-type="float">
            <text:p>11.831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.4993" calcext:value-type="float">
            <text:p>6.4993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153.1415" calcext:value-type="float">
            <text:p>153.1415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5.1372" calcext:value-type="float">
            <text:p>75.1372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70.6362" calcext:value-type="float">
            <text:p>70.6362</text:p>
          </table:table-cell>
          <table:table-cell office:value-type="float" office:value="45.7158" calcext:value-type="float">
            <text:p>45.7158</text:p>
          </table:table-cell>
          <table:table-cell office:value-type="float" office:value="129.4593" calcext:value-type="float">
            <text:p>129.4593</text:p>
          </table:table-cell>
          <table:table-cell office:value-type="float" office:value="33.0402" calcext:value-type="float">
            <text:p>33.0402</text:p>
          </table:table-cell>
          <table:table-cell office:value-type="float" office:value="42.8716" calcext:value-type="float">
            <text:p>42.8716</text:p>
          </table:table-cell>
          <table:table-cell office:value-type="float" office:value="9.1338" calcext:value-type="float">
            <text:p>9.1338</text:p>
          </table:table-cell>
          <table:table-cell office:value-type="float" office:value="10.921" calcext:value-type="float">
            <text:p>10.92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.4993" calcext:value-type="float">
            <text:p>6.4993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153.1415" calcext:value-type="float">
            <text:p>153.1415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5.1372" calcext:value-type="float">
            <text:p>75.1372</text:p>
          </table:table-cell>
          <table:table-cell office:value-type="float" office:value="120.2501" calcext:value-type="float">
            <text:p>120.2501</text:p>
          </table:table-cell>
          <table:table-cell office:value-type="float" office:value="69.1006" calcext:value-type="float">
            <text:p>69.1006</text:p>
          </table:table-cell>
          <table:table-cell office:value-type="float" office:value="46.6393" calcext:value-type="float">
            <text:p>46.6393</text:p>
          </table:table-cell>
          <table:table-cell office:value-type="float" office:value="127.0395" calcext:value-type="float">
            <text:p>127.0395</text:p>
          </table:table-cell>
          <table:table-cell office:value-type="float" office:value="33.42" calcext:value-type="float">
            <text:p>33.42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1338" calcext:value-type="float">
            <text:p>9.1338</text:p>
          </table:table-cell>
          <table:table-cell office:value-type="float" office:value="11.8311" calcext:value-type="float">
            <text:p>11.831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.4993" calcext:value-type="float">
            <text:p>6.4993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153.1415" calcext:value-type="float">
            <text:p>153.1415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4.3463" calcext:value-type="float">
            <text:p>74.3463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68.0769" calcext:value-type="float">
            <text:p>68.0769</text:p>
          </table:table-cell>
          <table:table-cell office:value-type="float" office:value="46.6393" calcext:value-type="float">
            <text:p>46.6393</text:p>
          </table:table-cell>
          <table:table-cell office:value-type="float" office:value="128.2494" calcext:value-type="float">
            <text:p>128.2494</text:p>
          </table:table-cell>
          <table:table-cell office:value-type="float" office:value="34.5593" calcext:value-type="float">
            <text:p>34.5593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4851" calcext:value-type="float">
            <text:p>9.4851</text:p>
          </table:table-cell>
          <table:table-cell office:value-type="float" office:value="11.8311" calcext:value-type="float">
            <text:p>11.831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.4993" calcext:value-type="float">
            <text:p>6.4993</text:p>
          </table:table-cell>
          <table:table-cell office:value-type="float" office:value="111.0219" calcext:value-type="float">
            <text:p>111.0219</text:p>
          </table:table-cell>
          <table:table-cell office:value-type="float" office:value="154.0216" calcext:value-type="float">
            <text:p>154.0216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5.1372" calcext:value-type="float">
            <text:p>75.1372</text:p>
          </table:table-cell>
          <table:table-cell office:value-type="float" office:value="120.9616" calcext:value-type="float">
            <text:p>120.9616</text:p>
          </table:table-cell>
          <table:table-cell office:value-type="float" office:value="70.6362" calcext:value-type="float">
            <text:p>70.6362</text:p>
          </table:table-cell>
          <table:table-cell office:value-type="float" office:value="47.1011" calcext:value-type="float">
            <text:p>47.1011</text:p>
          </table:table-cell>
          <table:table-cell office:value-type="float" office:value="128.2494" calcext:value-type="float">
            <text:p>128.2494</text:p>
          </table:table-cell>
          <table:table-cell office:value-type="float" office:value="34.5593" calcext:value-type="float">
            <text:p>34.5593</text:p>
          </table:table-cell>
          <table:table-cell office:value-type="float" office:value="41.8973" calcext:value-type="float">
            <text:p>41.8973</text:p>
          </table:table-cell>
          <table:table-cell office:value-type="float" office:value="9.1338" calcext:value-type="float">
            <text:p>9.1338</text:p>
          </table:table-cell>
          <table:table-cell office:value-type="float" office:value="10.921" calcext:value-type="float">
            <text:p>10.92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.4993" calcext:value-type="float">
            <text:p>6.4993</text:p>
          </table:table-cell>
          <table:table-cell office:value-type="float" office:value="111.9958" calcext:value-type="float">
            <text:p>111.9958</text:p>
          </table:table-cell>
          <table:table-cell office:value-type="float" office:value="154.9017" calcext:value-type="float">
            <text:p>154.9017</text:p>
          </table:table-cell>
          <table:table-cell office:value-type="float" office:value="38.7024" calcext:value-type="float">
            <text:p>38.7024</text:p>
          </table:table-cell>
          <table:table-cell office:value-type="float" office:value="75.9281" calcext:value-type="float">
            <text:p>75.9281</text:p>
          </table:table-cell>
          <table:table-cell office:value-type="float" office:value="121.6732" calcext:value-type="float">
            <text:p>121.6732</text:p>
          </table:table-cell>
          <table:table-cell office:value-type="float" office:value="67.565" calcext:value-type="float">
            <text:p>67.565</text:p>
          </table:table-cell>
          <table:table-cell office:value-type="float" office:value="47.1011" calcext:value-type="float">
            <text:p>47.1011</text:p>
          </table:table-cell>
          <table:table-cell office:value-type="float" office:value="127.0395" calcext:value-type="float">
            <text:p>127.0395</text:p>
          </table:table-cell>
          <table:table-cell office:value-type="float" office:value="34.1795" calcext:value-type="float">
            <text:p>34.1795</text:p>
          </table:table-cell>
          <table:table-cell office:value-type="float" office:value="40.9229" calcext:value-type="float">
            <text:p>40.9229</text:p>
          </table:table-cell>
          <table:table-cell office:value-type="float" office:value="9.1338" calcext:value-type="float">
            <text:p>9.1338</text:p>
          </table:table-cell>
          <table:table-cell office:value-type="float" office:value="10.921" calcext:value-type="float">
            <text:p>10.921</text:p>
          </table:table-cell>
          <table:table-cell office:value-type="float" office:value="6.9033" calcext:value-type="float">
            <text:p>6.9033</text:p>
          </table:table-cell>
          <table:table-cell office:value-type="float" office:value="7.167" calcext:value-type="float">
            <text:p>7.167</text:p>
          </table:table-cell>
          <table:table-cell office:value-type="float" office:value="5.5683" calcext:value-type="float">
            <text:p>5.5683</text:p>
          </table:table-cell>
          <table:table-cell office:value-type="float" office:value="1.819" calcext:value-type="float">
            <text:p>1.819</text:p>
          </table:table-cell>
          <table:table-cell office:value-type="float" office:value="1.8102" calcext:value-type="float">
            <text:p>1.8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5119" calcext:value-type="float">
            <text:p>0.5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8" calcext:value-type="float">
            <text:p>0.37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0.77pt" svg:y="283.86pt">
            <loext:p draw:notify-on-update-of-ranges="Sheet2.A4:Sheet2.S4 Sheet2.A5:Sheet2.S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53.54pt" svg:y="283.01pt">
            <loext:p draw:notify-on-update-of-ranges="Sheet2.A9:Sheet2.S9 Sheet2.A10:Sheet2.S10"/>
            <draw:object xlink:href="./Object 3" xlink:type="simple" xlink:show="embed" xlink:actuate="onLoad"/>
            <draw:image xlink:href="./ObjectReplacements/Object 3" xlink:type="simple" xlink:show="embed" xlink:actuate="onLoad"/>
            <svg:title>Green</svg:title>
          </draw:frame>
          <draw:frame draw:z-index="2" draw:style-name="gr1" draw:text-style-name="P1" svg:width="453.51pt" svg:height="255.09pt" svg:x="907.74pt" svg:y="282.76pt">
            <loext:p draw:notify-on-update-of-ranges="Sheet2.A15:Sheet2.S15 Sheet2.A16:Sheet2.S16"/>
            <draw:object xlink:href="./Object 4" xlink:type="simple" xlink:show="embed" xlink:actuate="onLoad"/>
            <draw:image xlink:href="./ObjectReplacements/Object 4" xlink:type="simple" xlink:show="embed" xlink:actuate="onLoad"/>
            <svg:title>Green</svg:title>
          </draw:frame>
          <draw:frame draw:z-index="3" draw:style-name="gr1" draw:text-style-name="P1" svg:width="453.51pt" svg:height="255.09pt" svg:x="450.34pt" svg:y="548.5pt">
            <loext:p draw:notify-on-update-of-ranges="Sheet2.A20:Sheet2.S20 Sheet2.A21:Sheet2.S21"/>
            <draw:object xlink:href="./Object 5" xlink:type="simple" xlink:show="embed" xlink:actuate="onLoad"/>
            <draw:image xlink:href="./ObjectReplacements/Object 5" xlink:type="simple" xlink:show="embed" xlink:actuate="onLoad"/>
            <svg:title>Green</svg:title>
          </draw:frame>
        </table:shapes>
        <table:table-column table:style-name="co2" table:number-columns-repeated="19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formula="of:=[Sheet1.A1]" office:value-type="string" office:string-value="Wavelength" calcext:value-type="string">
            <text:p>Wavelength</text:p>
          </table:table-cell>
          <table:table-cell table:formula="of:=[Sheet1.B1]" office:value-type="float" office:value="410" calcext:value-type="float">
            <text:p>410</text:p>
          </table:table-cell>
          <table:table-cell table:formula="of:=[Sheet1.C1]" office:value-type="float" office:value="435" calcext:value-type="float">
            <text:p>435</text:p>
          </table:table-cell>
          <table:table-cell table:formula="of:=[Sheet1.D1]" office:value-type="float" office:value="460" calcext:value-type="float">
            <text:p>460</text:p>
          </table:table-cell>
          <table:table-cell table:formula="of:=[Sheet1.E1]" office:value-type="float" office:value="485" calcext:value-type="float">
            <text:p>485</text:p>
          </table:table-cell>
          <table:table-cell table:formula="of:=[Sheet1.F1]" office:value-type="float" office:value="510" calcext:value-type="float">
            <text:p>510</text:p>
          </table:table-cell>
          <table:table-cell table:formula="of:=[Sheet1.G1]" office:value-type="float" office:value="535" calcext:value-type="float">
            <text:p>535</text:p>
          </table:table-cell>
          <table:table-cell table:formula="of:=[Sheet1.H1]" office:value-type="float" office:value="560" calcext:value-type="float">
            <text:p>560</text:p>
          </table:table-cell>
          <table:table-cell table:formula="of:=[Sheet1.I1]" office:value-type="float" office:value="585" calcext:value-type="float">
            <text:p>585</text:p>
          </table:table-cell>
          <table:table-cell table:formula="of:=[Sheet1.J1]" office:value-type="float" office:value="610" calcext:value-type="float">
            <text:p>610</text:p>
          </table:table-cell>
          <table:table-cell table:formula="of:=[Sheet1.K1]" office:value-type="float" office:value="645" calcext:value-type="float">
            <text:p>645</text:p>
          </table:table-cell>
          <table:table-cell table:formula="of:=[Sheet1.L1]" office:value-type="float" office:value="680" calcext:value-type="float">
            <text:p>680</text:p>
          </table:table-cell>
          <table:table-cell table:formula="of:=[Sheet1.M1]" office:value-type="float" office:value="705" calcext:value-type="float">
            <text:p>705</text:p>
          </table:table-cell>
          <table:table-cell table:formula="of:=[Sheet1.N1]" office:value-type="float" office:value="730" calcext:value-type="float">
            <text:p>730</text:p>
          </table:table-cell>
          <table:table-cell table:formula="of:=[Sheet1.O1]" office:value-type="float" office:value="760" calcext:value-type="float">
            <text:p>760</text:p>
          </table:table-cell>
          <table:table-cell table:formula="of:=[Sheet1.P1]" office:value-type="float" office:value="810" calcext:value-type="float">
            <text:p>810</text:p>
          </table:table-cell>
          <table:table-cell table:formula="of:=[Sheet1.Q1]" office:value-type="float" office:value="860" calcext:value-type="float">
            <text:p>860</text:p>
          </table:table-cell>
          <table:table-cell table:formula="of:=[Sheet1.R1]" office:value-type="float" office:value="900" calcext:value-type="float">
            <text:p>900</text:p>
          </table:table-cell>
          <table:table-cell table:formula="of:=[Sheet1.S1]" office:value-type="float" office:value="940" calcext:value-type="float">
            <text:p>940</text:p>
          </table:table-cell>
        </table:table-row>
        <table:table-row table:style-name="ro1">
          <table:table-cell table:formula="of:=[Sheet1.A54]" office:value-type="string" office:string-value="Red" calcext:value-type="string">
            <text:p>Red</text:p>
          </table:table-cell>
          <table:table-cell table:formula="of:=[Sheet1.B54]" office:value-type="float" office:value="0.9285" calcext:value-type="float">
            <text:p>0.9285</text:p>
          </table:table-cell>
          <table:table-cell table:formula="of:=[Sheet1.C54]" office:value-type="float" office:value="2.9216" calcext:value-type="float">
            <text:p>2.9216</text:p>
          </table:table-cell>
          <table:table-cell table:formula="of:=[Sheet1.D54]" office:value-type="float" office:value="2.6404" calcext:value-type="float">
            <text:p>2.6404</text:p>
          </table:table-cell>
          <table:table-cell table:formula="of:=[Sheet1.E54]" office:value-type="float" office:value="0.9676" calcext:value-type="float">
            <text:p>0.9676</text:p>
          </table:table-cell>
          <table:table-cell table:formula="of:=[Sheet1.F54]" office:value-type="float" office:value="2.3728" calcext:value-type="float">
            <text:p>2.3728</text:p>
          </table:table-cell>
          <table:table-cell table:formula="of:=[Sheet1.G54]" office:value-type="float" office:value="1.4231" calcext:value-type="float">
            <text:p>1.4231</text:p>
          </table:table-cell>
          <table:table-cell table:formula="of:=[Sheet1.H54]" office:value-type="float" office:value="1.0237" calcext:value-type="float">
            <text:p>1.0237</text:p>
          </table:table-cell>
          <table:table-cell table:formula="of:=[Sheet1.I54]" office:value-type="float" office:value="5.5413" calcext:value-type="float">
            <text:p>5.5413</text:p>
          </table:table-cell>
          <table:table-cell table:formula="of:=[Sheet1.J54]" office:value-type="float" office:value="116.1504" calcext:value-type="float">
            <text:p>116.1504</text:p>
          </table:table-cell>
          <table:table-cell table:formula="of:=[Sheet1.K54]" office:value-type="float" office:value="31.1413" calcext:value-type="float">
            <text:p>31.1413</text:p>
          </table:table-cell>
          <table:table-cell table:formula="of:=[Sheet1.L54]" office:value-type="float" office:value="39.9486" calcext:value-type="float">
            <text:p>39.9486</text:p>
          </table:table-cell>
          <table:table-cell table:formula="of:=[Sheet1.M54]" office:value-type="float" office:value="8.0799" calcext:value-type="float">
            <text:p>8.0799</text:p>
          </table:table-cell>
          <table:table-cell table:formula="of:=[Sheet1.N54]" office:value-type="float" office:value="10.0109" calcext:value-type="float">
            <text:p>10.0109</text:p>
          </table:table-cell>
          <table:table-cell table:formula="of:=[Sheet1.O54]" office:value-type="float" office:value="6.0404" calcext:value-type="float">
            <text:p>6.0404</text:p>
          </table:table-cell>
          <table:table-cell table:formula="of:=[Sheet1.P54]" office:value-type="float" office:value="5.3753" calcext:value-type="float">
            <text:p>5.3753</text:p>
          </table:table-cell>
          <table:table-cell table:formula="of:=[Sheet1.Q54]" office:value-type="float" office:value="4.4546" calcext:value-type="float">
            <text:p>4.4546</text:p>
          </table:table-cell>
          <table:table-cell table:formula="of:=[Sheet1.R54]" office:value-type="float" office:value="0.6063" calcext:value-type="float">
            <text:p>0.6063</text:p>
          </table:table-cell>
          <table:table-cell table:formula="of:=[Sheet1.S54]" office:value-type="float" office:value="0.9051" calcext:value-type="float">
            <text:p>0.9051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formula="of:=[.A4]" office:value-type="string" office:string-value="Wavelength" calcext:value-type="string">
            <text:p>Wavelength</text:p>
          </table:table-cell>
          <table:table-cell table:formula="of:=[.B4]" office:value-type="float" office:value="410" calcext:value-type="float">
            <text:p>410</text:p>
          </table:table-cell>
          <table:table-cell table:formula="of:=[.C4]" office:value-type="float" office:value="435" calcext:value-type="float">
            <text:p>435</text:p>
          </table:table-cell>
          <table:table-cell table:formula="of:=[.D4]" office:value-type="float" office:value="460" calcext:value-type="float">
            <text:p>460</text:p>
          </table:table-cell>
          <table:table-cell table:formula="of:=[.E4]" office:value-type="float" office:value="485" calcext:value-type="float">
            <text:p>485</text:p>
          </table:table-cell>
          <table:table-cell table:formula="of:=[.F4]" office:value-type="float" office:value="510" calcext:value-type="float">
            <text:p>510</text:p>
          </table:table-cell>
          <table:table-cell table:formula="of:=[.G4]" office:value-type="float" office:value="535" calcext:value-type="float">
            <text:p>535</text:p>
          </table:table-cell>
          <table:table-cell table:formula="of:=[.H4]" office:value-type="float" office:value="560" calcext:value-type="float">
            <text:p>560</text:p>
          </table:table-cell>
          <table:table-cell table:formula="of:=[.I4]" office:value-type="float" office:value="585" calcext:value-type="float">
            <text:p>585</text:p>
          </table:table-cell>
          <table:table-cell table:formula="of:=[.J4]" office:value-type="float" office:value="610" calcext:value-type="float">
            <text:p>610</text:p>
          </table:table-cell>
          <table:table-cell table:formula="of:=[.K4]" office:value-type="float" office:value="645" calcext:value-type="float">
            <text:p>645</text:p>
          </table:table-cell>
          <table:table-cell table:formula="of:=[.L4]" office:value-type="float" office:value="680" calcext:value-type="float">
            <text:p>680</text:p>
          </table:table-cell>
          <table:table-cell table:formula="of:=[.M4]" office:value-type="float" office:value="705" calcext:value-type="float">
            <text:p>705</text:p>
          </table:table-cell>
          <table:table-cell table:formula="of:=[.N4]" office:value-type="float" office:value="730" calcext:value-type="float">
            <text:p>730</text:p>
          </table:table-cell>
          <table:table-cell table:formula="of:=[.O4]" office:value-type="float" office:value="760" calcext:value-type="float">
            <text:p>760</text:p>
          </table:table-cell>
          <table:table-cell table:formula="of:=[.P4]" office:value-type="float" office:value="810" calcext:value-type="float">
            <text:p>810</text:p>
          </table:table-cell>
          <table:table-cell table:formula="of:=[.Q4]" office:value-type="float" office:value="860" calcext:value-type="float">
            <text:p>860</text:p>
          </table:table-cell>
          <table:table-cell table:formula="of:=[.R4]" office:value-type="float" office:value="900" calcext:value-type="float">
            <text:p>900</text:p>
          </table:table-cell>
          <table:table-cell table:formula="of:=[.S4]" office:value-type="float" office:value="940" calcext:value-type="float">
            <text:p>940</text:p>
          </table:table-cell>
        </table:table-row>
        <table:table-row table:style-name="ro1">
          <table:table-cell table:formula="of:=[Sheet1.A62]" office:value-type="string" office:string-value="Green" calcext:value-type="string">
            <text:p>Green</text:p>
          </table:table-cell>
          <table:table-cell table:formula="of:=[Sheet1.B62]" office:value-type="float" office:value="0.9285" calcext:value-type="float">
            <text:p>0.9285</text:p>
          </table:table-cell>
          <table:table-cell table:formula="of:=[Sheet1.C62]" office:value-type="float" office:value="2.9216" calcext:value-type="float">
            <text:p>2.9216</text:p>
          </table:table-cell>
          <table:table-cell table:formula="of:=[Sheet1.D62]" office:value-type="float" office:value="3.5205" calcext:value-type="float">
            <text:p>3.5205</text:p>
          </table:table-cell>
          <table:table-cell table:formula="of:=[Sheet1.E62]" office:value-type="float" office:value="12.5783" calcext:value-type="float">
            <text:p>12.5783</text:p>
          </table:table-cell>
          <table:table-cell table:formula="of:=[Sheet1.F62]" office:value-type="float" office:value="56.9461" calcext:value-type="float">
            <text:p>56.9461</text:p>
          </table:table-cell>
          <table:table-cell table:formula="of:=[Sheet1.G62]" office:value-type="float" office:value="112.4232" calcext:value-type="float">
            <text:p>112.4232</text:p>
          </table:table-cell>
          <table:table-cell table:formula="of:=[Sheet1.H62]" office:value-type="float" office:value="66.0295" calcext:value-type="float">
            <text:p>66.0295</text:p>
          </table:table-cell>
          <table:table-cell table:formula="of:=[Sheet1.I62]" office:value-type="float" office:value="38.7891" calcext:value-type="float">
            <text:p>38.7891</text:p>
          </table:table-cell>
          <table:table-cell table:formula="of:=[Sheet1.J62]" office:value-type="float" office:value="8.4693" calcext:value-type="float">
            <text:p>8.4693</text:p>
          </table:table-cell>
          <table:table-cell table:formula="of:=[Sheet1.K62]" office:value-type="float" office:value="0.7595" calcext:value-type="float">
            <text:p>0.7595</text:p>
          </table:table-cell>
          <table:table-cell table:formula="of:=[Sheet1.L62]" office:value-type="float" office:value="0" calcext:value-type="float">
            <text:p>0</text:p>
          </table:table-cell>
          <table:table-cell table:formula="of:=[Sheet1.M62]" office:value-type="float" office:value="0.7026" calcext:value-type="float">
            <text:p>0.7026</text:p>
          </table:table-cell>
          <table:table-cell table:formula="of:=[Sheet1.N62]" office:value-type="float" office:value="0" calcext:value-type="float">
            <text:p>0</text:p>
          </table:table-cell>
          <table:table-cell table:formula="of:=[Sheet1.O62]" office:value-type="float" office:value="0.8629" calcext:value-type="float">
            <text:p>0.8629</text:p>
          </table:table-cell>
          <table:table-cell table:formula="of:=[Sheet1.P62]" office:value-type="float" office:value="1.7918" calcext:value-type="float">
            <text:p>1.7918</text:p>
          </table:table-cell>
          <table:table-cell table:formula="of:=[Sheet1.Q62]" office:value-type="float" office:value="1.1137" calcext:value-type="float">
            <text:p>1.1137</text:p>
          </table:table-cell>
          <table:table-cell table:formula="of:=[Sheet1.R62]" office:value-type="float" office:value="0.6063" calcext:value-type="float">
            <text:p>0.6063</text:p>
          </table:table-cell>
          <table:table-cell table:formula="of:=[Sheet1.S62]" office:value-type="float" office:value="0.9051" calcext:value-type="float">
            <text:p>0.9051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formula="of:=[.A9]" office:value-type="string" office:string-value="Wavelength" calcext:value-type="string">
            <text:p>Wavelength</text:p>
          </table:table-cell>
          <table:table-cell table:formula="of:=[.B9]" office:value-type="float" office:value="410" calcext:value-type="float">
            <text:p>410</text:p>
          </table:table-cell>
          <table:table-cell table:formula="of:=[.C9]" office:value-type="float" office:value="435" calcext:value-type="float">
            <text:p>435</text:p>
          </table:table-cell>
          <table:table-cell table:formula="of:=[.D9]" office:value-type="float" office:value="460" calcext:value-type="float">
            <text:p>460</text:p>
          </table:table-cell>
          <table:table-cell table:formula="of:=[.E9]" office:value-type="float" office:value="485" calcext:value-type="float">
            <text:p>485</text:p>
          </table:table-cell>
          <table:table-cell table:formula="of:=[.F9]" office:value-type="float" office:value="510" calcext:value-type="float">
            <text:p>510</text:p>
          </table:table-cell>
          <table:table-cell table:formula="of:=[.G9]" office:value-type="float" office:value="535" calcext:value-type="float">
            <text:p>535</text:p>
          </table:table-cell>
          <table:table-cell table:formula="of:=[.H9]" office:value-type="float" office:value="560" calcext:value-type="float">
            <text:p>560</text:p>
          </table:table-cell>
          <table:table-cell table:formula="of:=[.I9]" office:value-type="float" office:value="585" calcext:value-type="float">
            <text:p>585</text:p>
          </table:table-cell>
          <table:table-cell table:formula="of:=[.J9]" office:value-type="float" office:value="610" calcext:value-type="float">
            <text:p>610</text:p>
          </table:table-cell>
          <table:table-cell table:formula="of:=[.K9]" office:value-type="float" office:value="645" calcext:value-type="float">
            <text:p>645</text:p>
          </table:table-cell>
          <table:table-cell table:formula="of:=[.L9]" office:value-type="float" office:value="680" calcext:value-type="float">
            <text:p>680</text:p>
          </table:table-cell>
          <table:table-cell table:formula="of:=[.M9]" office:value-type="float" office:value="705" calcext:value-type="float">
            <text:p>705</text:p>
          </table:table-cell>
          <table:table-cell table:formula="of:=[.N9]" office:value-type="float" office:value="730" calcext:value-type="float">
            <text:p>730</text:p>
          </table:table-cell>
          <table:table-cell table:formula="of:=[.O9]" office:value-type="float" office:value="760" calcext:value-type="float">
            <text:p>760</text:p>
          </table:table-cell>
          <table:table-cell table:formula="of:=[.P9]" office:value-type="float" office:value="810" calcext:value-type="float">
            <text:p>810</text:p>
          </table:table-cell>
          <table:table-cell table:formula="of:=[.Q9]" office:value-type="float" office:value="860" calcext:value-type="float">
            <text:p>860</text:p>
          </table:table-cell>
          <table:table-cell table:formula="of:=[.R9]" office:value-type="float" office:value="900" calcext:value-type="float">
            <text:p>900</text:p>
          </table:table-cell>
          <table:table-cell table:formula="of:=[.S9]" office:value-type="float" office:value="940" calcext:value-type="float">
            <text:p>940</text:p>
          </table:table-cell>
        </table:table-row>
        <table:table-row table:style-name="ro1">
          <table:table-cell table:formula="of:=[Sheet1.A70]" office:value-type="string" office:string-value="Blue" calcext:value-type="string">
            <text:p>Blue</text:p>
          </table:table-cell>
          <table:table-cell table:formula="of:=[Sheet1.B70]" office:value-type="float" office:value="3.7139" calcext:value-type="float">
            <text:p>3.7139</text:p>
          </table:table-cell>
          <table:table-cell table:formula="of:=[Sheet1.C70]" office:value-type="float" office:value="109.0741" calcext:value-type="float">
            <text:p>109.0741</text:p>
          </table:table-cell>
          <table:table-cell table:formula="of:=[Sheet1.D70]" office:value-type="float" office:value="155.7818" calcext:value-type="float">
            <text:p>155.7818</text:p>
          </table:table-cell>
          <table:table-cell table:formula="of:=[Sheet1.E70]" office:value-type="float" office:value="26.1241" calcext:value-type="float">
            <text:p>26.1241</text:p>
          </table:table-cell>
          <table:table-cell table:formula="of:=[Sheet1.F70]" office:value-type="float" office:value="15.8184" calcext:value-type="float">
            <text:p>15.8184</text:p>
          </table:table-cell>
          <table:table-cell table:formula="of:=[Sheet1.G70]" office:value-type="float" office:value="6.4039" calcext:value-type="float">
            <text:p>6.4039</text:p>
          </table:table-cell>
          <table:table-cell table:formula="of:=[Sheet1.H70]" office:value-type="float" office:value="1.5356" calcext:value-type="float">
            <text:p>1.5356</text:p>
          </table:table-cell>
          <table:table-cell table:formula="of:=[Sheet1.I70]" office:value-type="float" office:value="0.9236" calcext:value-type="float">
            <text:p>0.9236</text:p>
          </table:table-cell>
          <table:table-cell table:formula="of:=[Sheet1.J70]" office:value-type="float" office:value="0" calcext:value-type="float">
            <text:p>0</text:p>
          </table:table-cell>
          <table:table-cell table:formula="of:=[Sheet1.K70]" office:value-type="float" office:value="0.3798" calcext:value-type="float">
            <text:p>0.3798</text:p>
          </table:table-cell>
          <table:table-cell table:formula="of:=[Sheet1.L70]" office:value-type="float" office:value="0.9744" calcext:value-type="float">
            <text:p>0.9744</text:p>
          </table:table-cell>
          <table:table-cell table:formula="of:=[Sheet1.M70]" office:value-type="float" office:value="0.3513" calcext:value-type="float">
            <text:p>0.3513</text:p>
          </table:table-cell>
          <table:table-cell table:formula="of:=[Sheet1.N70]" office:value-type="float" office:value="0" calcext:value-type="float">
            <text:p>0</text:p>
          </table:table-cell>
          <table:table-cell table:formula="of:=[Sheet1.O70]" office:value-type="float" office:value="0" calcext:value-type="float">
            <text:p>0</text:p>
          </table:table-cell>
          <table:table-cell table:formula="of:=[Sheet1.P70]" office:value-type="float" office:value="1.7918" calcext:value-type="float">
            <text:p>1.7918</text:p>
          </table:table-cell>
          <table:table-cell table:formula="of:=[Sheet1.Q70]" office:value-type="float" office:value="1.1137" calcext:value-type="float">
            <text:p>1.1137</text:p>
          </table:table-cell>
          <table:table-cell table:formula="of:=[Sheet1.R70]" office:value-type="float" office:value="0" calcext:value-type="float">
            <text:p>0</text:p>
          </table:table-cell>
          <table:table-cell table:formula="of:=[Sheet1.S70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formula="of:=[.A15]" office:value-type="string" office:string-value="Wavelength" calcext:value-type="string">
            <text:p>Wavelength</text:p>
          </table:table-cell>
          <table:table-cell table:formula="of:=[.B15]" office:value-type="float" office:value="410" calcext:value-type="float">
            <text:p>410</text:p>
          </table:table-cell>
          <table:table-cell table:formula="of:=[.C15]" office:value-type="float" office:value="435" calcext:value-type="float">
            <text:p>435</text:p>
          </table:table-cell>
          <table:table-cell table:formula="of:=[.D15]" office:value-type="float" office:value="460" calcext:value-type="float">
            <text:p>460</text:p>
          </table:table-cell>
          <table:table-cell table:formula="of:=[.E15]" office:value-type="float" office:value="485" calcext:value-type="float">
            <text:p>485</text:p>
          </table:table-cell>
          <table:table-cell table:formula="of:=[.F15]" office:value-type="float" office:value="510" calcext:value-type="float">
            <text:p>510</text:p>
          </table:table-cell>
          <table:table-cell table:formula="of:=[.G15]" office:value-type="float" office:value="535" calcext:value-type="float">
            <text:p>535</text:p>
          </table:table-cell>
          <table:table-cell table:formula="of:=[.H15]" office:value-type="float" office:value="560" calcext:value-type="float">
            <text:p>560</text:p>
          </table:table-cell>
          <table:table-cell table:formula="of:=[.I15]" office:value-type="float" office:value="585" calcext:value-type="float">
            <text:p>585</text:p>
          </table:table-cell>
          <table:table-cell table:formula="of:=[.J15]" office:value-type="float" office:value="610" calcext:value-type="float">
            <text:p>610</text:p>
          </table:table-cell>
          <table:table-cell table:formula="of:=[.K15]" office:value-type="float" office:value="645" calcext:value-type="float">
            <text:p>645</text:p>
          </table:table-cell>
          <table:table-cell table:formula="of:=[.L15]" office:value-type="float" office:value="680" calcext:value-type="float">
            <text:p>680</text:p>
          </table:table-cell>
          <table:table-cell table:formula="of:=[.M15]" office:value-type="float" office:value="705" calcext:value-type="float">
            <text:p>705</text:p>
          </table:table-cell>
          <table:table-cell table:formula="of:=[.N15]" office:value-type="float" office:value="730" calcext:value-type="float">
            <text:p>730</text:p>
          </table:table-cell>
          <table:table-cell table:formula="of:=[.O15]" office:value-type="float" office:value="760" calcext:value-type="float">
            <text:p>760</text:p>
          </table:table-cell>
          <table:table-cell table:formula="of:=[.P15]" office:value-type="float" office:value="810" calcext:value-type="float">
            <text:p>810</text:p>
          </table:table-cell>
          <table:table-cell table:formula="of:=[.Q15]" office:value-type="float" office:value="860" calcext:value-type="float">
            <text:p>860</text:p>
          </table:table-cell>
          <table:table-cell table:formula="of:=[.R15]" office:value-type="float" office:value="900" calcext:value-type="float">
            <text:p>900</text:p>
          </table:table-cell>
          <table:table-cell table:formula="of:=[.S15]" office:value-type="float" office:value="940" calcext:value-type="float">
            <text:p>940</text:p>
          </table:table-cell>
        </table:table-row>
        <table:table-row table:style-name="ro1">
          <table:table-cell table:formula="of:=[Sheet1.A81]" office:value-type="string" office:string-value="White" calcext:value-type="string">
            <text:p>White</text:p>
          </table:table-cell>
          <table:table-cell table:formula="of:=[Sheet1.B81]" office:value-type="float" office:value="6.4993" calcext:value-type="float">
            <text:p>6.4993</text:p>
          </table:table-cell>
          <table:table-cell table:formula="of:=[Sheet1.C81]" office:value-type="float" office:value="111.0219" calcext:value-type="float">
            <text:p>111.0219</text:p>
          </table:table-cell>
          <table:table-cell table:formula="of:=[Sheet1.D81]" office:value-type="float" office:value="152.2613" calcext:value-type="float">
            <text:p>152.2613</text:p>
          </table:table-cell>
          <table:table-cell table:formula="of:=[Sheet1.E81]" office:value-type="float" office:value="38.7024" calcext:value-type="float">
            <text:p>38.7024</text:p>
          </table:table-cell>
          <table:table-cell table:formula="of:=[Sheet1.F81]" office:value-type="float" office:value="74.3463" calcext:value-type="float">
            <text:p>74.3463</text:p>
          </table:table-cell>
          <table:table-cell table:formula="of:=[Sheet1.G81]" office:value-type="float" office:value="120.9616" calcext:value-type="float">
            <text:p>120.9616</text:p>
          </table:table-cell>
          <table:table-cell table:formula="of:=[Sheet1.H81]" office:value-type="float" office:value="69.1006" calcext:value-type="float">
            <text:p>69.1006</text:p>
          </table:table-cell>
          <table:table-cell table:formula="of:=[Sheet1.I81]" office:value-type="float" office:value="46.6393" calcext:value-type="float">
            <text:p>46.6393</text:p>
          </table:table-cell>
          <table:table-cell table:formula="of:=[Sheet1.J81]" office:value-type="float" office:value="129.4593" calcext:value-type="float">
            <text:p>129.4593</text:p>
          </table:table-cell>
          <table:table-cell table:formula="of:=[Sheet1.K81]" office:value-type="float" office:value="34.9391" calcext:value-type="float">
            <text:p>34.9391</text:p>
          </table:table-cell>
          <table:table-cell table:formula="of:=[Sheet1.L81]" office:value-type="float" office:value="41.8973" calcext:value-type="float">
            <text:p>41.8973</text:p>
          </table:table-cell>
          <table:table-cell table:formula="of:=[Sheet1.M81]" office:value-type="float" office:value="9.1338" calcext:value-type="float">
            <text:p>9.1338</text:p>
          </table:table-cell>
          <table:table-cell table:formula="of:=[Sheet1.N81]" office:value-type="float" office:value="11.8311" calcext:value-type="float">
            <text:p>11.8311</text:p>
          </table:table-cell>
          <table:table-cell table:formula="of:=[Sheet1.O81]" office:value-type="float" office:value="6.9033" calcext:value-type="float">
            <text:p>6.9033</text:p>
          </table:table-cell>
          <table:table-cell table:formula="of:=[Sheet1.P81]" office:value-type="float" office:value="7.167" calcext:value-type="float">
            <text:p>7.167</text:p>
          </table:table-cell>
          <table:table-cell table:formula="of:=[Sheet1.Q81]" office:value-type="float" office:value="5.5683" calcext:value-type="float">
            <text:p>5.5683</text:p>
          </table:table-cell>
          <table:table-cell table:formula="of:=[Sheet1.R81]" office:value-type="float" office:value="1.819" calcext:value-type="float">
            <text:p>1.819</text:p>
          </table:table-cell>
          <table:table-cell table:formula="of:=[Sheet1.S81]" office:value-type="float" office:value="1.8102" calcext:value-type="float">
            <text:p>1.8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21:17:36.464726770</meta:creation-date>
    <dc:date>2019-01-27T21:31:39.038052934</dc:date>
    <meta:editing-duration>PT3M51S</meta:editing-duration>
    <meta:editing-cycles>3</meta:editing-cycles>
    <meta:generator>LibreOffice/5.1.6.2$Linux_X86_64 LibreOffice_project/10m0$Build-2</meta:generator>
    <meta:document-statistic meta:table-count="2" meta:cell-count="164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1.62cm" svg:y="1.963cm" style:legend-expansion="high" chart:style-name="ch2"/>
        <chart:plot-area chart:style-name="ch3" table:cell-range-address="Sheet1.A81:Sheet1.T87" chart:data-source-has-labels="column" svg:x="0.319cm" svg:y="0.18cm" svg:width="10.982cm" svg:height="8.646cm">
          <chartooo:coordinate-region svg:x="1.126cm" svg:y="0.379cm" svg:width="10.175cm" svg:height="7.8cm"/>
          <chart:axis chart:dimension="x" chart:name="primary-x" chart:style-name="ch4" chartooo:axis-type="auto">
            <chartooo:date-scale/>
            <chart:categories table:cell-range-address="Sheet1.A81:Sheet1.A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1:Sheet1.B87" chart:class="chart:bar">
            <chart:data-point chart:repeated="7"/>
          </chart:series>
          <chart:series chart:style-name="ch8" chart:values-cell-range-address="Sheet1.C81:Sheet1.C87" chart:class="chart:bar">
            <chart:data-point chart:repeated="7"/>
          </chart:series>
          <chart:series chart:style-name="ch9" chart:values-cell-range-address="Sheet1.D81:Sheet1.D87" chart:class="chart:bar">
            <chart:data-point chart:repeated="7"/>
          </chart:series>
          <chart:series chart:style-name="ch10" chart:values-cell-range-address="Sheet1.E81:Sheet1.E87" chart:class="chart:bar">
            <chart:data-point chart:repeated="7"/>
          </chart:series>
          <chart:series chart:style-name="ch11" chart:values-cell-range-address="Sheet1.F81:Sheet1.F87" chart:class="chart:bar">
            <chart:data-point chart:repeated="7"/>
          </chart:series>
          <chart:series chart:style-name="ch12" chart:values-cell-range-address="Sheet1.G81:Sheet1.G87" chart:class="chart:bar">
            <chart:data-point chart:repeated="7"/>
          </chart:series>
          <chart:series chart:style-name="ch13" chart:values-cell-range-address="Sheet1.H81:Sheet1.H87" chart:class="chart:bar">
            <chart:data-point chart:repeated="7"/>
          </chart:series>
          <chart:series chart:style-name="ch14" chart:values-cell-range-address="Sheet1.I81:Sheet1.I87" chart:class="chart:bar">
            <chart:data-point chart:repeated="7"/>
          </chart:series>
          <chart:series chart:style-name="ch15" chart:values-cell-range-address="Sheet1.J81:Sheet1.J87" chart:class="chart:bar">
            <chart:data-point chart:repeated="7"/>
          </chart:series>
          <chart:series chart:style-name="ch16" chart:values-cell-range-address="Sheet1.K81:Sheet1.K87" chart:class="chart:bar">
            <chart:data-point chart:repeated="7"/>
          </chart:series>
          <chart:series chart:style-name="ch17" chart:values-cell-range-address="Sheet1.L81:Sheet1.L87" chart:class="chart:bar">
            <chart:data-point chart:repeated="7"/>
          </chart:series>
          <chart:series chart:style-name="ch18" chart:values-cell-range-address="Sheet1.M81:Sheet1.M87" chart:class="chart:bar">
            <chart:data-point chart:repeated="7"/>
          </chart:series>
          <chart:series chart:style-name="ch19" chart:values-cell-range-address="Sheet1.N81:Sheet1.N87" chart:class="chart:bar">
            <chart:data-point chart:repeated="7"/>
          </chart:series>
          <chart:series chart:style-name="ch20" chart:values-cell-range-address="Sheet1.O81:Sheet1.O87" chart:class="chart:bar">
            <chart:data-point chart:repeated="7"/>
          </chart:series>
          <chart:series chart:style-name="ch21" chart:values-cell-range-address="Sheet1.P81:Sheet1.P87" chart:class="chart:bar">
            <chart:data-point chart:repeated="7"/>
          </chart:series>
          <chart:series chart:style-name="ch10" chart:values-cell-range-address="Sheet1.Q81:Sheet1.Q87" chart:class="chart:bar">
            <chart:data-point chart:repeated="7"/>
          </chart:series>
          <chart:series chart:style-name="ch11" chart:values-cell-range-address="Sheet1.R81:Sheet1.R87" chart:class="chart:bar">
            <chart:data-point chart:repeated="7"/>
          </chart:series>
          <chart:series chart:style-name="ch12" chart:values-cell-range-address="Sheet1.S81:Sheet1.S87" chart:class="chart:bar">
            <chart:data-point chart:repeated="7"/>
          </chart:series>
          <chart:series chart:style-name="ch13" chart:values-cell-range-address="Sheet1.T81:Sheet1.T87" chart:class="chart:bar">
            <chart:data-point chart:repeated="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White</text:p>
                <draw:g>
                  <svg:desc>Sheet1.A81:Sheet1.A87</svg:desc>
                </draw:g>
              </table:table-cell>
              <table:table-cell office:value-type="float" office:value="6.4993">
                <text:p>6.4993</text:p>
                <draw:g>
                  <svg:desc>Sheet1.B81:Sheet1.B87</svg:desc>
                </draw:g>
              </table:table-cell>
              <table:table-cell office:value-type="float" office:value="111.0219">
                <text:p>111.0219</text:p>
                <draw:g>
                  <svg:desc>Sheet1.C81:Sheet1.C87</svg:desc>
                </draw:g>
              </table:table-cell>
              <table:table-cell office:value-type="float" office:value="152.2613">
                <text:p>152.2613</text:p>
                <draw:g>
                  <svg:desc>Sheet1.D81:Sheet1.D87</svg:desc>
                </draw:g>
              </table:table-cell>
              <table:table-cell office:value-type="float" office:value="38.7024">
                <text:p>38.7024</text:p>
                <draw:g>
                  <svg:desc>Sheet1.E81:Sheet1.E87</svg:desc>
                </draw:g>
              </table:table-cell>
              <table:table-cell office:value-type="float" office:value="74.3463">
                <text:p>74.3463</text:p>
                <draw:g>
                  <svg:desc>Sheet1.F81:Sheet1.F87</svg:desc>
                </draw:g>
              </table:table-cell>
              <table:table-cell office:value-type="float" office:value="120.9616">
                <text:p>120.9616</text:p>
                <draw:g>
                  <svg:desc>Sheet1.G81:Sheet1.G87</svg:desc>
                </draw:g>
              </table:table-cell>
              <table:table-cell office:value-type="float" office:value="69.1006">
                <text:p>69.1006</text:p>
                <draw:g>
                  <svg:desc>Sheet1.H81:Sheet1.H87</svg:desc>
                </draw:g>
              </table:table-cell>
              <table:table-cell office:value-type="float" office:value="46.6393">
                <text:p>46.6393</text:p>
                <draw:g>
                  <svg:desc>Sheet1.I81:Sheet1.I87</svg:desc>
                </draw:g>
              </table:table-cell>
              <table:table-cell office:value-type="float" office:value="129.4593">
                <text:p>129.4593</text:p>
                <draw:g>
                  <svg:desc>Sheet1.J81:Sheet1.J87</svg:desc>
                </draw:g>
              </table:table-cell>
              <table:table-cell office:value-type="float" office:value="34.9391">
                <text:p>34.9391</text:p>
                <draw:g>
                  <svg:desc>Sheet1.K81:Sheet1.K87</svg:desc>
                </draw:g>
              </table:table-cell>
              <table:table-cell office:value-type="float" office:value="41.8973">
                <text:p>41.8973</text:p>
                <draw:g>
                  <svg:desc>Sheet1.L81:Sheet1.L87</svg:desc>
                </draw:g>
              </table:table-cell>
              <table:table-cell office:value-type="float" office:value="9.1338">
                <text:p>9.1338</text:p>
                <draw:g>
                  <svg:desc>Sheet1.M81:Sheet1.M87</svg:desc>
                </draw:g>
              </table:table-cell>
              <table:table-cell office:value-type="float" office:value="11.8311">
                <text:p>11.8311</text:p>
                <draw:g>
                  <svg:desc>Sheet1.N81:Sheet1.N87</svg:desc>
                </draw:g>
              </table:table-cell>
              <table:table-cell office:value-type="float" office:value="6.9033">
                <text:p>6.9033</text:p>
                <draw:g>
                  <svg:desc>Sheet1.O81:Sheet1.O87</svg:desc>
                </draw:g>
              </table:table-cell>
              <table:table-cell office:value-type="float" office:value="7.167">
                <text:p>7.167</text:p>
                <draw:g>
                  <svg:desc>Sheet1.P81:Sheet1.P87</svg:desc>
                </draw:g>
              </table:table-cell>
              <table:table-cell office:value-type="float" office:value="5.5683">
                <text:p>5.5683</text:p>
                <draw:g>
                  <svg:desc>Sheet1.Q81:Sheet1.Q87</svg:desc>
                </draw:g>
              </table:table-cell>
              <table:table-cell office:value-type="float" office:value="1.819">
                <text:p>1.819</text:p>
                <draw:g>
                  <svg:desc>Sheet1.R81:Sheet1.R87</svg:desc>
                </draw:g>
              </table:table-cell>
              <table:table-cell office:value-type="float" office:value="1.8102">
                <text:p>1.8102</text:p>
                <draw:g>
                  <svg:desc>Sheet1.S81:Sheet1.S87</svg:desc>
                </draw:g>
              </table:table-cell>
              <table:table-cell office:value-type="float" office:value="NaN">
                <text:p>NaN</text:p>
                <draw:g>
                  <svg:desc>Sheet1.T81:Sheet1.T8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993">
                <text:p>6.4993</text:p>
              </table:table-cell>
              <table:table-cell office:value-type="float" office:value="111.9958">
                <text:p>111.9958</text:p>
              </table:table-cell>
              <table:table-cell office:value-type="float" office:value="153.1415">
                <text:p>153.1415</text:p>
              </table:table-cell>
              <table:table-cell office:value-type="float" office:value="38.7024">
                <text:p>38.7024</text:p>
              </table:table-cell>
              <table:table-cell office:value-type="float" office:value="75.1372">
                <text:p>75.1372</text:p>
              </table:table-cell>
              <table:table-cell office:value-type="float" office:value="120.9616">
                <text:p>120.9616</text:p>
              </table:table-cell>
              <table:table-cell office:value-type="float" office:value="70.6362">
                <text:p>70.6362</text:p>
              </table:table-cell>
              <table:table-cell office:value-type="float" office:value="45.7158">
                <text:p>45.7158</text:p>
              </table:table-cell>
              <table:table-cell office:value-type="float" office:value="129.4593">
                <text:p>129.4593</text:p>
              </table:table-cell>
              <table:table-cell office:value-type="float" office:value="33.0402">
                <text:p>33.0402</text:p>
              </table:table-cell>
              <table:table-cell office:value-type="float" office:value="42.8716">
                <text:p>42.8716</text:p>
              </table:table-cell>
              <table:table-cell office:value-type="float" office:value="9.1338">
                <text:p>9.1338</text:p>
              </table:table-cell>
              <table:table-cell office:value-type="float" office:value="10.921">
                <text:p>10.921</text:p>
              </table:table-cell>
              <table:table-cell office:value-type="float" office:value="6.9033">
                <text:p>6.9033</text:p>
              </table:table-cell>
              <table:table-cell office:value-type="float" office:value="7.167">
                <text:p>7.167</text:p>
              </table:table-cell>
              <table:table-cell office:value-type="float" office:value="5.5683">
                <text:p>5.5683</text:p>
              </table:table-cell>
              <table:table-cell office:value-type="float" office:value="1.819">
                <text:p>1.819</text:p>
              </table:table-cell>
              <table:table-cell office:value-type="float" office:value="1.8102">
                <text:p>1.8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993">
                <text:p>6.4993</text:p>
              </table:table-cell>
              <table:table-cell office:value-type="float" office:value="111.9958">
                <text:p>111.9958</text:p>
              </table:table-cell>
              <table:table-cell office:value-type="float" office:value="153.1415">
                <text:p>153.1415</text:p>
              </table:table-cell>
              <table:table-cell office:value-type="float" office:value="38.7024">
                <text:p>38.7024</text:p>
              </table:table-cell>
              <table:table-cell office:value-type="float" office:value="75.1372">
                <text:p>75.1372</text:p>
              </table:table-cell>
              <table:table-cell office:value-type="float" office:value="120.2501">
                <text:p>120.2501</text:p>
              </table:table-cell>
              <table:table-cell office:value-type="float" office:value="69.1006">
                <text:p>69.1006</text:p>
              </table:table-cell>
              <table:table-cell office:value-type="float" office:value="46.6393">
                <text:p>46.6393</text:p>
              </table:table-cell>
              <table:table-cell office:value-type="float" office:value="127.0395">
                <text:p>127.0395</text:p>
              </table:table-cell>
              <table:table-cell office:value-type="float" office:value="33.42">
                <text:p>33.42</text:p>
              </table:table-cell>
              <table:table-cell office:value-type="float" office:value="41.8973">
                <text:p>41.8973</text:p>
              </table:table-cell>
              <table:table-cell office:value-type="float" office:value="9.1338">
                <text:p>9.1338</text:p>
              </table:table-cell>
              <table:table-cell office:value-type="float" office:value="11.8311">
                <text:p>11.8311</text:p>
              </table:table-cell>
              <table:table-cell office:value-type="float" office:value="6.9033">
                <text:p>6.9033</text:p>
              </table:table-cell>
              <table:table-cell office:value-type="float" office:value="7.167">
                <text:p>7.167</text:p>
              </table:table-cell>
              <table:table-cell office:value-type="float" office:value="5.5683">
                <text:p>5.5683</text:p>
              </table:table-cell>
              <table:table-cell office:value-type="float" office:value="1.819">
                <text:p>1.819</text:p>
              </table:table-cell>
              <table:table-cell office:value-type="float" office:value="1.8102">
                <text:p>1.8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993">
                <text:p>6.4993</text:p>
              </table:table-cell>
              <table:table-cell office:value-type="float" office:value="111.9958">
                <text:p>111.9958</text:p>
              </table:table-cell>
              <table:table-cell office:value-type="float" office:value="153.1415">
                <text:p>153.1415</text:p>
              </table:table-cell>
              <table:table-cell office:value-type="float" office:value="38.7024">
                <text:p>38.7024</text:p>
              </table:table-cell>
              <table:table-cell office:value-type="float" office:value="74.3463">
                <text:p>74.3463</text:p>
              </table:table-cell>
              <table:table-cell office:value-type="float" office:value="120.9616">
                <text:p>120.9616</text:p>
              </table:table-cell>
              <table:table-cell office:value-type="float" office:value="68.0769">
                <text:p>68.0769</text:p>
              </table:table-cell>
              <table:table-cell office:value-type="float" office:value="46.6393">
                <text:p>46.6393</text:p>
              </table:table-cell>
              <table:table-cell office:value-type="float" office:value="128.2494">
                <text:p>128.2494</text:p>
              </table:table-cell>
              <table:table-cell office:value-type="float" office:value="34.5593">
                <text:p>34.5593</text:p>
              </table:table-cell>
              <table:table-cell office:value-type="float" office:value="41.8973">
                <text:p>41.8973</text:p>
              </table:table-cell>
              <table:table-cell office:value-type="float" office:value="9.4851">
                <text:p>9.4851</text:p>
              </table:table-cell>
              <table:table-cell office:value-type="float" office:value="11.8311">
                <text:p>11.8311</text:p>
              </table:table-cell>
              <table:table-cell office:value-type="float" office:value="6.9033">
                <text:p>6.9033</text:p>
              </table:table-cell>
              <table:table-cell office:value-type="float" office:value="7.167">
                <text:p>7.167</text:p>
              </table:table-cell>
              <table:table-cell office:value-type="float" office:value="5.5683">
                <text:p>5.5683</text:p>
              </table:table-cell>
              <table:table-cell office:value-type="float" office:value="1.819">
                <text:p>1.819</text:p>
              </table:table-cell>
              <table:table-cell office:value-type="float" office:value="1.8102">
                <text:p>1.8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993">
                <text:p>6.4993</text:p>
              </table:table-cell>
              <table:table-cell office:value-type="float" office:value="111.0219">
                <text:p>111.0219</text:p>
              </table:table-cell>
              <table:table-cell office:value-type="float" office:value="154.0216">
                <text:p>154.0216</text:p>
              </table:table-cell>
              <table:table-cell office:value-type="float" office:value="38.7024">
                <text:p>38.7024</text:p>
              </table:table-cell>
              <table:table-cell office:value-type="float" office:value="75.1372">
                <text:p>75.1372</text:p>
              </table:table-cell>
              <table:table-cell office:value-type="float" office:value="120.9616">
                <text:p>120.9616</text:p>
              </table:table-cell>
              <table:table-cell office:value-type="float" office:value="70.6362">
                <text:p>70.6362</text:p>
              </table:table-cell>
              <table:table-cell office:value-type="float" office:value="47.1011">
                <text:p>47.1011</text:p>
              </table:table-cell>
              <table:table-cell office:value-type="float" office:value="128.2494">
                <text:p>128.2494</text:p>
              </table:table-cell>
              <table:table-cell office:value-type="float" office:value="34.5593">
                <text:p>34.5593</text:p>
              </table:table-cell>
              <table:table-cell office:value-type="float" office:value="41.8973">
                <text:p>41.8973</text:p>
              </table:table-cell>
              <table:table-cell office:value-type="float" office:value="9.1338">
                <text:p>9.1338</text:p>
              </table:table-cell>
              <table:table-cell office:value-type="float" office:value="10.921">
                <text:p>10.921</text:p>
              </table:table-cell>
              <table:table-cell office:value-type="float" office:value="6.9033">
                <text:p>6.9033</text:p>
              </table:table-cell>
              <table:table-cell office:value-type="float" office:value="7.167">
                <text:p>7.167</text:p>
              </table:table-cell>
              <table:table-cell office:value-type="float" office:value="5.5683">
                <text:p>5.5683</text:p>
              </table:table-cell>
              <table:table-cell office:value-type="float" office:value="1.819">
                <text:p>1.819</text:p>
              </table:table-cell>
              <table:table-cell office:value-type="float" office:value="1.8102">
                <text:p>1.8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4993">
                <text:p>6.4993</text:p>
              </table:table-cell>
              <table:table-cell office:value-type="float" office:value="111.9958">
                <text:p>111.9958</text:p>
              </table:table-cell>
              <table:table-cell office:value-type="float" office:value="154.9017">
                <text:p>154.9017</text:p>
              </table:table-cell>
              <table:table-cell office:value-type="float" office:value="38.7024">
                <text:p>38.7024</text:p>
              </table:table-cell>
              <table:table-cell office:value-type="float" office:value="75.9281">
                <text:p>75.9281</text:p>
              </table:table-cell>
              <table:table-cell office:value-type="float" office:value="121.6732">
                <text:p>121.6732</text:p>
              </table:table-cell>
              <table:table-cell office:value-type="float" office:value="67.565">
                <text:p>67.565</text:p>
              </table:table-cell>
              <table:table-cell office:value-type="float" office:value="47.1011">
                <text:p>47.1011</text:p>
              </table:table-cell>
              <table:table-cell office:value-type="float" office:value="127.0395">
                <text:p>127.0395</text:p>
              </table:table-cell>
              <table:table-cell office:value-type="float" office:value="34.1795">
                <text:p>34.1795</text:p>
              </table:table-cell>
              <table:table-cell office:value-type="float" office:value="40.9229">
                <text:p>40.9229</text:p>
              </table:table-cell>
              <table:table-cell office:value-type="float" office:value="9.1338">
                <text:p>9.1338</text:p>
              </table:table-cell>
              <table:table-cell office:value-type="float" office:value="10.921">
                <text:p>10.921</text:p>
              </table:table-cell>
              <table:table-cell office:value-type="float" office:value="6.9033">
                <text:p>6.9033</text:p>
              </table:table-cell>
              <table:table-cell office:value-type="float" office:value="7.167">
                <text:p>7.167</text:p>
              </table:table-cell>
              <table:table-cell office:value-type="float" office:value="5.5683">
                <text:p>5.5683</text:p>
              </table:table-cell>
              <table:table-cell office:value-type="float" office:value="1.819">
                <text:p>1.819</text:p>
              </table:table-cell>
              <table:table-cell office:value-type="float" office:value="1.8102">
                <text:p>1.8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19">
                <text:p>0.5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98">
                <text:p>0.3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2cm" svg:y="0.316cm" chart:style-name="ch2">
          <text:p>Red</text:p>
        </chart:title>
        <chart:plot-area chart:style-name="ch3" table:cell-range-address="Sheet2.A4:Sheet2.S5" chart:data-source-has-labels="row" svg:x="0.32cm" svg:y="1.275cm" svg:width="15.36cm" svg:height="7.545cm">
          <chartooo:coordinate-region svg:x="1.127cm" svg:y="1.474cm" svg:width="14.553cm" svg:height="6.301cm"/>
          <chart:axis chart:dimension="x" chart:name="primary-x" chart:style-name="ch4" chartooo:axis-type="auto">
            <chartooo:date-scale/>
            <chart:categories table:cell-range-address="Sheet2.A4:Sheet2.S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A5:Sheet2.S5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  <draw:g>
                  <svg:desc>Sheet2.A4:Sheet2.S4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2.A5:Sheet2.S5</svg:desc>
                </draw:g>
              </table:table-cell>
              <table:table-cell office:value-type="float" office:value="0.9285">
                <text:p>0.9285</text:p>
              </table:table-cell>
              <table:table-cell office:value-type="float" office:value="2.9216">
                <text:p>2.9216</text:p>
              </table:table-cell>
              <table:table-cell office:value-type="float" office:value="2.6404">
                <text:p>2.6404</text:p>
              </table:table-cell>
              <table:table-cell office:value-type="float" office:value="0.9676">
                <text:p>0.9676</text:p>
              </table:table-cell>
              <table:table-cell office:value-type="float" office:value="2.3728">
                <text:p>2.3728</text:p>
              </table:table-cell>
              <table:table-cell office:value-type="float" office:value="1.4231">
                <text:p>1.4231</text:p>
              </table:table-cell>
              <table:table-cell office:value-type="float" office:value="1.0237">
                <text:p>1.0237</text:p>
              </table:table-cell>
              <table:table-cell office:value-type="float" office:value="5.5413">
                <text:p>5.5413</text:p>
              </table:table-cell>
              <table:table-cell office:value-type="float" office:value="116.1504">
                <text:p>116.1504</text:p>
              </table:table-cell>
              <table:table-cell office:value-type="float" office:value="31.1413">
                <text:p>31.1413</text:p>
              </table:table-cell>
              <table:table-cell office:value-type="float" office:value="39.9486">
                <text:p>39.9486</text:p>
              </table:table-cell>
              <table:table-cell office:value-type="float" office:value="8.0799">
                <text:p>8.0799</text:p>
              </table:table-cell>
              <table:table-cell office:value-type="float" office:value="10.0109">
                <text:p>10.0109</text:p>
              </table:table-cell>
              <table:table-cell office:value-type="float" office:value="6.0404">
                <text:p>6.0404</text:p>
              </table:table-cell>
              <table:table-cell office:value-type="float" office:value="5.3753">
                <text:p>5.3753</text:p>
              </table:table-cell>
              <table:table-cell office:value-type="float" office:value="4.4546">
                <text:p>4.4546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8cm" svg:y="0.316cm" chart:style-name="ch2">
          <text:p>Green</text:p>
        </chart:title>
        <chart:plot-area chart:style-name="ch3" table:cell-range-address="Sheet2.A9:Sheet2.S10" chart:data-source-has-labels="row" svg:x="0.32cm" svg:y="1.275cm" svg:width="15.36cm" svg:height="7.545cm">
          <chartooo:coordinate-region svg:x="1.127cm" svg:y="1.474cm" svg:width="14.553cm" svg:height="6.301cm"/>
          <chart:axis chart:dimension="x" chart:name="primary-x" chart:style-name="ch4" chartooo:axis-type="auto">
            <chartooo:date-scale/>
            <chart:categories table:cell-range-address="Sheet2.A9:Sheet2.S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A10:Sheet2.S10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  <draw:g>
                  <svg:desc>Sheet2.A9:Sheet2.S9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2.A10:Sheet2.S10</svg:desc>
                </draw:g>
              </table:table-cell>
              <table:table-cell office:value-type="float" office:value="0.9285">
                <text:p>0.9285</text:p>
              </table:table-cell>
              <table:table-cell office:value-type="float" office:value="2.9216">
                <text:p>2.9216</text:p>
              </table:table-cell>
              <table:table-cell office:value-type="float" office:value="3.5205">
                <text:p>3.5205</text:p>
              </table:table-cell>
              <table:table-cell office:value-type="float" office:value="12.5783">
                <text:p>12.5783</text:p>
              </table:table-cell>
              <table:table-cell office:value-type="float" office:value="56.9461">
                <text:p>56.9461</text:p>
              </table:table-cell>
              <table:table-cell office:value-type="float" office:value="112.4232">
                <text:p>112.4232</text:p>
              </table:table-cell>
              <table:table-cell office:value-type="float" office:value="66.0295">
                <text:p>66.0295</text:p>
              </table:table-cell>
              <table:table-cell office:value-type="float" office:value="38.7891">
                <text:p>38.7891</text:p>
              </table:table-cell>
              <table:table-cell office:value-type="float" office:value="8.4693">
                <text:p>8.4693</text:p>
              </table:table-cell>
              <table:table-cell office:value-type="float" office:value="0.7595">
                <text:p>0.7595</text:p>
              </table:table-cell>
              <table:table-cell office:value-type="float" office:value="0">
                <text:p>0</text:p>
              </table:table-cell>
              <table:table-cell office:value-type="float" office:value="0.7026">
                <text:p>0.7026</text:p>
              </table:table-cell>
              <table:table-cell office:value-type="float" office:value="0">
                <text:p>0</text:p>
              </table:table-cell>
              <table:table-cell office:value-type="float" office:value="0.8629">
                <text:p>0.8629</text:p>
              </table:table-cell>
              <table:table-cell office:value-type="float" office:value="1.7918">
                <text:p>1.7918</text:p>
              </table:table-cell>
              <table:table-cell office:value-type="float" office:value="1.1137">
                <text:p>1.1137</text:p>
              </table:table-cell>
              <table:table-cell office:value-type="float" office:value="0.6063">
                <text:p>0.6063</text:p>
              </table:table-cell>
              <table:table-cell office:value-type="float" office:value="0.9051">
                <text:p>0.90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8cm" svg:y="0.316cm" chart:style-name="ch2">
          <text:p>Blue</text:p>
        </chart:title>
        <chart:plot-area chart:style-name="ch3" table:cell-range-address="Sheet2.A15:Sheet2.S16" chart:data-source-has-labels="row" svg:x="0.32cm" svg:y="1.275cm" svg:width="15.36cm" svg:height="7.545cm">
          <chartooo:coordinate-region svg:x="1.127cm" svg:y="1.475cm" svg:width="14.553cm" svg:height="6.3cm"/>
          <chart:axis chart:dimension="x" chart:name="primary-x" chart:style-name="ch4" chartooo:axis-type="auto">
            <chartooo:date-scale/>
            <chart:categories table:cell-range-address="Sheet2.A15:Sheet2.S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A16:Sheet2.S16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  <draw:g>
                  <svg:desc>Sheet2.A15:Sheet2.S15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2.A16:Sheet2.S16</svg:desc>
                </draw:g>
              </table:table-cell>
              <table:table-cell office:value-type="float" office:value="3.7139">
                <text:p>3.7139</text:p>
              </table:table-cell>
              <table:table-cell office:value-type="float" office:value="109.0741">
                <text:p>109.0741</text:p>
              </table:table-cell>
              <table:table-cell office:value-type="float" office:value="155.7818">
                <text:p>155.7818</text:p>
              </table:table-cell>
              <table:table-cell office:value-type="float" office:value="26.1241">
                <text:p>26.1241</text:p>
              </table:table-cell>
              <table:table-cell office:value-type="float" office:value="15.8184">
                <text:p>15.8184</text:p>
              </table:table-cell>
              <table:table-cell office:value-type="float" office:value="6.4039">
                <text:p>6.4039</text:p>
              </table:table-cell>
              <table:table-cell office:value-type="float" office:value="1.5356">
                <text:p>1.5356</text:p>
              </table:table-cell>
              <table:table-cell office:value-type="float" office:value="0.9236">
                <text:p>0.9236</text:p>
              </table:table-cell>
              <table:table-cell office:value-type="float" office:value="0">
                <text:p>0</text:p>
              </table:table-cell>
              <table:table-cell office:value-type="float" office:value="0.3798">
                <text:p>0.3798</text:p>
              </table:table-cell>
              <table:table-cell office:value-type="float" office:value="0.9744">
                <text:p>0.9744</text:p>
              </table:table-cell>
              <table:table-cell office:value-type="float" office:value="0.3513">
                <text:p>0.3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918">
                <text:p>1.7918</text:p>
              </table:table-cell>
              <table:table-cell office:value-type="float" office:value="1.1137">
                <text:p>1.1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48cm" svg:y="0.316cm" chart:style-name="ch2">
          <text:p>White</text:p>
        </chart:title>
        <chart:plot-area chart:style-name="ch3" table:cell-range-address="Sheet2.A20:Sheet2.S21" chart:data-source-has-labels="row" svg:x="0.32cm" svg:y="1.275cm" svg:width="15.36cm" svg:height="7.545cm">
          <chartooo:coordinate-region svg:x="1.127cm" svg:y="1.474cm" svg:width="14.553cm" svg:height="6.301cm"/>
          <chart:axis chart:dimension="x" chart:name="primary-x" chart:style-name="ch4" chartooo:axis-type="auto">
            <chartooo:date-scale/>
            <chart:categories table:cell-range-address="Sheet2.A20:Sheet2.S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A21:Sheet2.S2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velength</text:p>
                <draw:g>
                  <svg:desc>Sheet2.A20:Sheet2.S20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60">
                <text:p>460</text:p>
              </table:table-cell>
              <table:table-cell office:value-type="float" office:value="485">
                <text:p>48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60">
                <text:p>560</text:p>
              </table:table-cell>
              <table:table-cell office:value-type="float" office:value="585">
                <text:p>585</text:p>
              </table:table-cell>
              <table:table-cell office:value-type="float" office:value="610">
                <text:p>610</text:p>
              </table:table-cell>
              <table:table-cell office:value-type="float" office:value="645">
                <text:p>645</text:p>
              </table:table-cell>
              <table:table-cell office:value-type="float" office:value="680">
                <text:p>680</text:p>
              </table:table-cell>
              <table:table-cell office:value-type="float" office:value="705">
                <text:p>705</text:p>
              </table:table-cell>
              <table:table-cell office:value-type="float" office:value="730">
                <text:p>730</text:p>
              </table:table-cell>
              <table:table-cell office:value-type="float" office:value="760">
                <text:p>760</text:p>
              </table:table-cell>
              <table:table-cell office:value-type="float" office:value="810">
                <text:p>810</text:p>
              </table:table-cell>
              <table:table-cell office:value-type="float" office:value="860">
                <text:p>860</text:p>
              </table:table-cell>
              <table:table-cell office:value-type="float" office:value="900">
                <text:p>900</text:p>
              </table:table-cell>
              <table:table-cell office:value-type="float" office:value="940">
                <text:p>940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2.A21:Sheet2.S21</svg:desc>
                </draw:g>
              </table:table-cell>
              <table:table-cell office:value-type="float" office:value="6.4993">
                <text:p>6.4993</text:p>
              </table:table-cell>
              <table:table-cell office:value-type="float" office:value="111.0219">
                <text:p>111.0219</text:p>
              </table:table-cell>
              <table:table-cell office:value-type="float" office:value="152.2613">
                <text:p>152.2613</text:p>
              </table:table-cell>
              <table:table-cell office:value-type="float" office:value="38.7024">
                <text:p>38.7024</text:p>
              </table:table-cell>
              <table:table-cell office:value-type="float" office:value="74.3463">
                <text:p>74.3463</text:p>
              </table:table-cell>
              <table:table-cell office:value-type="float" office:value="120.9616">
                <text:p>120.9616</text:p>
              </table:table-cell>
              <table:table-cell office:value-type="float" office:value="69.1006">
                <text:p>69.1006</text:p>
              </table:table-cell>
              <table:table-cell office:value-type="float" office:value="46.6393">
                <text:p>46.6393</text:p>
              </table:table-cell>
              <table:table-cell office:value-type="float" office:value="129.4593">
                <text:p>129.4593</text:p>
              </table:table-cell>
              <table:table-cell office:value-type="float" office:value="34.9391">
                <text:p>34.9391</text:p>
              </table:table-cell>
              <table:table-cell office:value-type="float" office:value="41.8973">
                <text:p>41.8973</text:p>
              </table:table-cell>
              <table:table-cell office:value-type="float" office:value="9.1338">
                <text:p>9.1338</text:p>
              </table:table-cell>
              <table:table-cell office:value-type="float" office:value="11.8311">
                <text:p>11.8311</text:p>
              </table:table-cell>
              <table:table-cell office:value-type="float" office:value="6.9033">
                <text:p>6.9033</text:p>
              </table:table-cell>
              <table:table-cell office:value-type="float" office:value="7.167">
                <text:p>7.167</text:p>
              </table:table-cell>
              <table:table-cell office:value-type="float" office:value="5.5683">
                <text:p>5.5683</text:p>
              </table:table-cell>
              <table:table-cell office:value-type="float" office:value="1.819">
                <text:p>1.819</text:p>
              </table:table-cell>
              <table:table-cell office:value-type="float" office:value="1.8102">
                <text:p>1.81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